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automatic-styles>
    <text:list-style style:name="LFO1">
      <text:list-level-style-bullet text:level="1" text:bullet-char=" ">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FirstParagraph" style:master-page-name="MP0" style:family="paragraph">
      <style:paragraph-properties fo:break-before="page"/>
    </style:style>
    <style:style style:name="P2" style:parent-style-name="Tekstpodstawowy" style:family="paragraph">
      <style:paragraph-properties fo:text-align="center"/>
    </style:style>
    <style:style style:name="P3" style:parent-style-name="Tekstpodstawowy" style:family="paragraph">
      <style:paragraph-properties fo:text-align="center"/>
    </style:style>
    <style:style style:name="P4" style:parent-style-name="Tekstpodstawowy" style:family="paragraph">
      <style:paragraph-properties fo:text-align="center"/>
    </style:style>
    <style:style style:name="P5" style:parent-style-name="Tekstpodstawowy" style:family="paragraph">
      <style:paragraph-properties fo:text-align="center"/>
    </style:style>
    <style:style style:name="P6" style:parent-style-name="Tekstpodstawowy" style:family="paragraph">
      <style:paragraph-properties fo:text-align="center"/>
    </style:style>
    <style:style style:name="P7" style:parent-style-name="Tekstpodstawowy" style:family="paragraph">
      <style:paragraph-properties fo:text-align="center"/>
    </style:style>
    <style:style style:name="P8" style:parent-style-name="Tekstpodstawowy" style:family="paragraph">
      <style:paragraph-properties fo:text-align="center"/>
    </style:style>
    <style:style style:name="TableColumn10" style:family="table-column">
      <style:table-column-properties style:column-width="0.9069in"/>
    </style:style>
    <style:style style:name="TableColumn11" style:family="table-column">
      <style:table-column-properties style:column-width="0.9076in"/>
    </style:style>
    <style:style style:name="TableColumn12" style:family="table-column">
      <style:table-column-properties style:column-width="1.659in"/>
    </style:style>
    <style:style style:name="Table9" style:family="table">
      <style:table-properties style:width="3.4736in" fo:margin-left="0in" table:align="left"/>
    </style:style>
    <style:style style:name="TableRow13" style:family="table-row">
      <style:table-row-properties/>
    </style:style>
    <style:style style:name="TableCell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6" style:parent-style-name="Compact" style:family="paragraph">
      <style:paragraph-properties fo:text-align="center"/>
    </style:style>
    <style:style style:name="TableCell1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8" style:parent-style-name="Compact" style:family="paragraph">
      <style:paragraph-properties fo:text-align="center"/>
    </style:style>
    <style:style style:name="TableRow19" style:family="table-row">
      <style:table-row-properties/>
    </style:style>
    <style:style style:name="TableCell20" style:family="table-cell">
      <style:table-cell-properties fo:border="none" style:writing-mode="lr-tb" fo:padding-top="0in" fo:padding-left="0.075in" fo:padding-bottom="0in" fo:padding-right="0.075in"/>
    </style:style>
    <style:style style:name="P21" style:parent-style-name="Compact"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Compact" style:family="paragraph">
      <style:paragraph-properties fo:text-align="center"/>
    </style:style>
    <style:style style:name="TableCell24" style:family="table-cell">
      <style:table-cell-properties fo:border="none" style:writing-mode="lr-tb" fo:padding-top="0in" fo:padding-left="0.075in" fo:padding-bottom="0in" fo:padding-right="0.075in"/>
    </style:style>
    <style:style style:name="P25" style:parent-style-name="Compact" style:family="paragraph">
      <style:paragraph-properties fo:text-align="center"/>
    </style:style>
    <style:style style:name="TableRow26" style:family="table-row">
      <style:table-row-properties/>
    </style:style>
    <style:style style:name="TableCell27" style:family="table-cell">
      <style:table-cell-properties fo:border="none" style:writing-mode="lr-tb" fo:padding-top="0in" fo:padding-left="0.075in" fo:padding-bottom="0in" fo:padding-right="0.075in"/>
    </style:style>
    <style:style style:name="P28" style:parent-style-name="Compact" style:family="paragraph">
      <style:paragraph-properties fo:text-align="center"/>
    </style:style>
    <style:style style:name="TableCell29" style:family="table-cell">
      <style:table-cell-properties fo:border="none" style:writing-mode="lr-tb" fo:padding-top="0in" fo:padding-left="0.075in" fo:padding-bottom="0in" fo:padding-right="0.075in"/>
    </style:style>
    <style:style style:name="P30" style:parent-style-name="Compact" style:family="paragraph">
      <style:paragraph-properties fo:text-align="center"/>
    </style:style>
    <style:style style:name="TableCell31" style:family="table-cell">
      <style:table-cell-properties fo:border="none" style:writing-mode="lr-tb" fo:padding-top="0in" fo:padding-left="0.075in" fo:padding-bottom="0in" fo:padding-right="0.075in"/>
    </style:style>
    <style:style style:name="P32" style:parent-style-name="Compact" style:family="paragraph">
      <style:paragraph-properties fo:text-align="center"/>
    </style:style>
    <style:style style:name="TableRow33" style:family="table-row">
      <style:table-row-properties/>
    </style:style>
    <style:style style:name="TableCell34" style:family="table-cell">
      <style:table-cell-properties fo:border="none" style:writing-mode="lr-tb" fo:padding-top="0in" fo:padding-left="0.075in" fo:padding-bottom="0in" fo:padding-right="0.075in"/>
    </style:style>
    <style:style style:name="P35" style:parent-style-name="Compact" style:family="paragraph">
      <style:paragraph-properties fo:text-align="center"/>
    </style:style>
    <style:style style:name="TableCell36" style:family="table-cell">
      <style:table-cell-properties fo:border="none" style:writing-mode="lr-tb" fo:padding-top="0in" fo:padding-left="0.075in" fo:padding-bottom="0in" fo:padding-right="0.075in"/>
    </style:style>
    <style:style style:name="P37" style:parent-style-name="Compact" style:family="paragraph">
      <style:paragraph-properties fo:text-align="center"/>
    </style:style>
    <style:style style:name="TableCell38" style:family="table-cell">
      <style:table-cell-properties fo:border="none" style:writing-mode="lr-tb" fo:padding-top="0in" fo:padding-left="0.075in" fo:padding-bottom="0in" fo:padding-right="0.075in"/>
    </style:style>
    <style:style style:name="P39" style:parent-style-name="Compact" style:family="paragraph">
      <style:paragraph-properties fo:text-align="center"/>
    </style:style>
    <style:style style:name="TableColumn41" style:family="table-column">
      <style:table-column-properties style:column-width="0.1541in"/>
    </style:style>
    <style:style style:name="Table40" style:family="table">
      <style:table-properties style:width="0.1541in" fo:margin-left="0in" table:align="left"/>
    </style:style>
    <style:style style:name="TableRow42" style:family="table-row">
      <style:table-row-properties/>
    </style:style>
    <style:style style:name="TableCell4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44" style:family="table-row">
      <style:table-row-properties/>
    </style:style>
    <style:style style:name="TableCell45" style:family="table-cell">
      <style:table-cell-properties fo:border="none" style:writing-mode="lr-tb" fo:padding-top="0in" fo:padding-left="0.075in" fo:padding-bottom="0in" fo:padding-right="0.075in"/>
    </style:style>
    <style:style style:name="TableColumn47" style:family="table-column">
      <style:table-column-properties style:column-width="0.1541in"/>
    </style:style>
    <style:style style:name="Table46" style:family="table">
      <style:table-properties style:width="0.1541in" fo:margin-left="0in" table:align="left"/>
    </style:style>
    <style:style style:name="TableRow48" style:family="table-row">
      <style:table-row-properties/>
    </style:style>
    <style:style style:name="TableCell4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50" style:family="table-row">
      <style:table-row-properties/>
    </style:style>
    <style:style style:name="TableCell51" style:family="table-cell">
      <style:table-cell-properties fo:border="none" style:writing-mode="lr-tb" fo:padding-top="0in" fo:padding-left="0.075in" fo:padding-bottom="0in" fo:padding-right="0.075in"/>
    </style:style>
    <style:style style:name="P52" style:parent-style-name="Tekstpodstawowy" style:family="paragraph">
      <style:paragraph-properties fo:text-align="center"/>
    </style:style>
    <style:style style:name="P53" style:parent-style-name="Tekstpodstawowy" style:family="paragraph">
      <style:paragraph-properties fo:text-align="center"/>
    </style:style>
    <style:style style:name="P54" style:parent-style-name="Tekstpodstawowy" style:family="paragraph">
      <style:paragraph-properties fo:text-align="center"/>
    </style:style>
    <style:style style:name="P55" style:parent-style-name="Tekstpodstawowy" style:family="paragraph">
      <style:paragraph-properties fo:text-align="center"/>
    </style:style>
    <style:style style:name="P56" style:parent-style-name="Tekstpodstawowy" style:family="paragraph">
      <style:paragraph-properties fo:text-align="center"/>
    </style:style>
    <style:style style:name="P57" style:parent-style-name="Tekstpodstawowy" style:family="paragraph">
      <style:paragraph-properties fo:text-align="center"/>
    </style:style>
    <style:style style:name="P58" style:parent-style-name="Tekstpodstawowy" style:family="paragraph">
      <style:paragraph-properties fo:text-align="center"/>
    </style:style>
    <style:style style:name="P59" style:parent-style-name="Tekstpodstawowy" style:family="paragraph">
      <style:paragraph-properties fo:text-align="center"/>
    </style:style>
    <style:style style:name="P60" style:parent-style-name="Tekstpodstawowy" style:family="paragraph">
      <style:paragraph-properties fo:text-align="center"/>
    </style:style>
    <style:style style:name="P61" style:parent-style-name="Tekstpodstawowy" style:family="paragraph">
      <style:paragraph-properties fo:text-align="center"/>
    </style:style>
    <style:style style:name="T62" style:parent-style-name="Domyślnaczcionkaakapitu" style:family="text">
      <style:text-properties fo:font-style="italic" style:font-style-asian="italic" style:font-style-complex="italic"/>
    </style:style>
    <style:style style:name="T63" style:parent-style-name="Domyślnaczcionkaakapitu" style:family="text">
      <style:text-properties fo:font-style="italic" style:font-style-asian="italic" style:font-style-complex="italic"/>
    </style:style>
    <style:style style:name="T64" style:parent-style-name="Domyślnaczcionkaakapitu" style:family="text">
      <style:text-properties fo:font-weight="bold" style:font-weight-asian="bold" style:font-weight-complex="bold"/>
    </style:style>
    <style:style style:name="T65" style:parent-style-name="Domyślnaczcionkaakapitu" style:family="text">
      <style:text-properties fo:font-style="italic" style:font-style-asian="italic" style:font-style-complex="italic"/>
    </style:style>
    <style:style style:name="T66" style:parent-style-name="Domyślnaczcionkaakapitu" style:family="text">
      <style:text-properties fo:font-weight="bold" style:font-weight-asian="bold" style:font-weight-complex="bold"/>
    </style:style>
    <style:style style:name="T67" style:parent-style-name="Domyślnaczcionkaakapitu" style:family="text">
      <style:text-properties fo:font-style="italic" style:font-style-asian="italic" style:font-style-complex="italic"/>
    </style:style>
    <style:style style:name="T68" style:parent-style-name="Domyślnaczcionkaakapitu" style:family="text">
      <style:text-properties fo:font-weight="bold" style:font-weight-asian="bold" style:font-weight-complex="bold"/>
    </style:style>
    <style:style style:family="graphic" style:name="a86">
      <style:graphic-properties style:vertical-pos="middle"/>
    </style:style>
    <style:style style:family="graphic" style:name="a87">
      <style:graphic-properties style:vertical-pos="middle"/>
    </style:style>
    <style:style style:family="graphic" style:name="a50">
      <style:graphic-properties style:vertical-pos="middle"/>
    </style:style>
    <style:style style:family="graphic" style:name="a88">
      <style:graphic-properties style:vertical-pos="middle"/>
    </style:style>
    <style:style style:family="graphic" style:name="a51">
      <style:graphic-properties style:vertical-pos="middle"/>
    </style:style>
    <style:style style:family="graphic" style:name="a89">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20">
      <style:graphic-properties style:vertical-pos="middle"/>
    </style:style>
    <style:style style:family="graphic" style:name="a59">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60">
      <style:graphic-properties style:vertical-pos="middle"/>
    </style:style>
    <style:style style:family="graphic" style:name="a98">
      <style:graphic-properties style:vertical-pos="middle"/>
    </style:style>
    <style:style style:family="graphic" style:name="a61">
      <style:graphic-properties style:vertical-pos="middle"/>
    </style:style>
    <style:style style:family="graphic" style:name="a99">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100">
      <style:graphic-properties style:vertical-pos="middle"/>
    </style:style>
    <style:style style:family="graphic" style:name="a64">
      <style:graphic-properties style:vertical-pos="middle"/>
    </style:style>
    <style:style style:family="graphic" style:name="a0">
      <style:graphic-properties style:vertical-pos="middle"/>
    </style:style>
    <style:style style:family="graphic" style:name="a65">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66">
      <style:graphic-properties style:vertical-pos="middle"/>
    </style:style>
    <style:style style:family="graphic" style:name="a3">
      <style:graphic-properties style:vertical-pos="middle"/>
    </style:style>
    <style:style style:family="graphic" style:name="a67">
      <style:graphic-properties style:vertical-pos="middle"/>
    </style:style>
    <style:style style:family="graphic" style:name="a30">
      <style:graphic-properties style:vertical-pos="middle"/>
    </style:style>
    <style:style style:family="graphic" style:name="a68">
      <style:graphic-properties style:vertical-pos="middle"/>
    </style:style>
    <style:style style:family="graphic" style:name="a4">
      <style:graphic-properties style:vertical-pos="middle"/>
    </style:style>
    <style:style style:family="graphic" style:name="a31">
      <style:graphic-properties style:vertical-pos="middle"/>
    </style:style>
    <style:style style:family="graphic" style:name="a69">
      <style:graphic-properties style:vertical-pos="middle"/>
    </style:style>
    <style:style style:family="graphic" style:name="a5">
      <style:graphic-properties style:vertical-pos="middle"/>
    </style:style>
    <style:style style:family="graphic" style:name="a32">
      <style:graphic-properties style:vertical-pos="middle"/>
    </style:style>
    <style:style style:family="graphic" style:name="a6">
      <style:graphic-properties style:vertical-pos="middle"/>
    </style:style>
    <style:style style:family="graphic" style:name="a33">
      <style:graphic-properties style:vertical-pos="middle"/>
    </style:style>
    <style:style style:family="graphic" style:name="a7">
      <style:graphic-properties style:vertical-pos="middle"/>
    </style:style>
    <style:style style:family="graphic" style:name="a34">
      <style:graphic-properties style:vertical-pos="middle"/>
    </style:style>
    <style:style style:family="graphic" style:name="a8">
      <style:graphic-properties style:vertical-pos="middle"/>
    </style:style>
    <style:style style:family="graphic" style:name="a35">
      <style:graphic-properties style:vertical-pos="middle"/>
    </style:style>
    <style:style style:family="graphic" style:name="a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40">
      <style:graphic-properties style:vertical-pos="middle"/>
    </style:style>
    <style:style style:family="graphic" style:name="a78">
      <style:graphic-properties style:vertical-pos="middle"/>
    </style:style>
    <style:style style:family="graphic" style:name="a41">
      <style:graphic-properties style:vertical-pos="middle"/>
    </style:style>
    <style:style style:family="graphic" style:name="a79">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10">
      <style:graphic-properties style:vertical-pos="middle"/>
    </style:style>
    <style:style style:family="graphic" style:name="a48">
      <style:graphic-properties style:vertical-pos="middle"/>
    </style:style>
    <style:style style:family="graphic" style:name="a11">
      <style:graphic-properties style:vertical-pos="middle"/>
    </style:style>
    <style:style style:family="graphic" style:name="a49">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office:automatic-styles>
  <office:body>
    <office:text text:use-soft-page-breaks="true">
      <text:p text:style-name="P1">Abstract</text:p>
      <text:p text:style-name="Tekstpodstawowy">We investigate an inflationary mechanism in which the attractor behaviour arises from a field-dependent Planck mass rather than from a specially tuned scalar potential. A heavy threshold sector induces a running gravitational coupling<text:s/><draw:frame draw:style-name="a0" text:anchor-type="as-char" svg:x="0in" svg:y="0in" svg:width="0.34375in" svg:height="0.19792in" style:rel-width="scale" style:rel-height="scale"><draw:object xlink:href="Object 1/" xlink:type="simple" xlink:show="embed" xlink:actuate="onLoad"/></draw:frame>, so that the Einstein-frame potential<text:s/><text:s/>dynamically develops a plateau through gravitational screening. Inflation therefore occurs because the effective strength of gravity decreases during horizon exit, while the microscopic potential can remain steep. When derivatives of<text:s/><draw:frame draw:style-name="a1" text:anchor-type="as-char" svg:x="0in" svg:y="0in" svg:width="0.34375in" svg:height="0.19792in" style:rel-width="scale" style:rel-height="scale"><draw:object xlink:href="Object 2/" xlink:type="simple" xlink:show="embed" xlink:actuate="onLoad"/></draw:frame><text:s/>dominate the field-space metric, the theory approaches the universal pole structure of single-field attractor inflation. In this regime the slow-roll parameters are controlled primarily by<text:s/><draw:frame draw:style-name="a2" text:anchor-type="as-char" svg:x="0in" svg:y="0in" svg:width="0.42708in" svg:height="0.21875in" style:rel-width="scale" style:rel-height="scale"><draw:object xlink:href="Object 3/" xlink:type="simple" xlink:show="embed" xlink:actuate="onLoad"/></draw:frame>, providing a dynamical origin for attractor geometry rather than introducing a new attractor class. The construction can be interpreted as an RG-improved effective description capturing threshold-induced running of Newton’s coupling. Using CLASS and MontePython with Planck 2018 TT,TE,EE+lowE+lensing+BAO likelihoods we obtain<text:s/><draw:frame draw:style-name="a3" text:anchor-type="as-char" svg:x="0in" svg:y="0in" svg:width="1.57292in" svg:height="0.19792in" style:rel-width="scale" style:rel-height="scale"><draw:object xlink:href="Object 4/" xlink:type="simple" xlink:show="embed" xlink:actuate="onLoad"/></draw:frame><text:s/>and<text:s/><draw:frame draw:style-name="a4" text:anchor-type="as-char" svg:x="0in" svg:y="0in" svg:width="1.44792in" svg:height="0.20833in" style:rel-width="scale" style:rel-height="scale"><draw:object xlink:href="Object 5/" xlink:type="simple" xlink:show="embed" xlink:actuate="onLoad"/></draw:frame>. Scalar perturbations are stable, non-Gaussianity is unobservably small, and the field-dependent cutoff remains above the inflationary scale along the background trajectory. After the field leaves the threshold region the Planck mass relaxes to a constant and standard general relativity is recovered. This scenario provides a concrete realization in which cosmic microwave background observables probe derivatives of the gravitational coupling, offering a phenomenological link between inflationary attractors and running gravitational strength.</text:p>
      <text:h text:style-name="Nagłówek1" text:outline-level="1"><text:bookmark-start text:name="introduction"/>Introduction</text:h>
      <text:p text:style-name="FirstParagraph">The physical origin of the inflationary attractor remains unclear: in most constructions it is attributed to a specially shaped scalar potential, while the role of gravitational dynamics is assumed passive. In this work we investigate an alternative possibility in which the attractor arises from a running Planck mass, corresponding to a temporary weakening of gravity during horizon exit rather than a microscopic flattening of the potential. The ASG scenario posits that threshold effects in a heavy sector feed into this running Planck mass, flattening the scalar potential in the Einstein frame and producing a robust prediction for<text:s/><draw:frame draw:style-name="a5" text:anchor-type="as-char" svg:x="0in" svg:y="0in" svg:width="0.44792in" svg:height="0.19792in" style:rel-width="scale" style:rel-height="scale"><draw:object xlink:href="Object 6/" xlink:type="simple" xlink:show="embed" xlink:actuate="onLoad"/></draw:frame><text:s/>in the vicinity of<text:s/><draw:frame draw:style-name="a6" text:anchor-type="as-char" svg:x="0in" svg:y="0in" svg:width="0.78125in" svg:height="0.19792in" style:rel-width="scale" style:rel-height="scale"><draw:object xlink:href="Object 7/" xlink:type="simple" xlink:show="embed" xlink:actuate="onLoad"/></draw:frame><text:s/>and<text:s/><draw:frame draw:style-name="a7" text:anchor-type="as-char" svg:x="0in" svg:y="0in" svg:width="0.64583in" svg:height="0.19792in" style:rel-width="scale" style:rel-height="scale"><draw:object xlink:href="Object 8/" xlink:type="simple" xlink:show="embed" xlink:actuate="onLoad"/></draw:frame>, consistent with Planck 2018 TT,TE,EE+lowE+lensing+BAO data . As with<text:s/><draw:frame draw:style-name="a8" text:anchor-type="as-char" svg:x="0in" svg:y="0in" svg:width="0.10417in" svg:height="0.19792in" style:rel-width="scale" style:rel-height="scale"><draw:object xlink:href="Object 9/" xlink:type="simple" xlink:show="embed" xlink:actuate="onLoad"/></draw:frame>-attractors , the attractor behaviour is insensitive to microphysical details provided the kinetic manifold exhibits a pole of order two; this motivates presenting the ASG construction using manifestly well-defined notation and citations to the existing literature. The structure of the paper is as follows. In Sec. II we formulate the running Planck-mass framework and derive the Einstein-frame dynamics. Sec. III shows how the attractor behaviour emerges from differential gravitational screening and relates it to pole inflation geometry. In Sec. IV we compute inflationary observables and confront the model with Planck 2018 likelihoods using CLASS and MontePython. Sec. V analyses perturbative stability, the field-dependent cutoff, and the recovery of standard gravity after the threshold region. Finally, Sec. VI discusses the interpretation of the<text:s/><text:soft-page-break/>construction as an RG-improved effective description and outlines phenomenological implications.</text:p>
      <text:h text:style-name="Nagłówek1" text:outline-level="1"><text:bookmark-start text:name="running-planck-mass-framework"/><text:bookmark-end text:name="introduction"/>Running Planck Mass Framework</text:h>
      <text:p text:style-name="FirstParagraph">We start from the Jordan-frame action</text:p>
      <text:p text:style-name="P2"><draw:frame draw:style-name="a9" text:anchor-type="as-char" svg:x="0in" svg:y="0in" svg:width="2.97917in" svg:height="0.38542in" style:rel-width="scale" style:rel-height="scale"><draw:object xlink:href="Object 10/" xlink:type="simple" xlink:show="embed" xlink:actuate="onLoad"/></draw:frame></text:p>
      <text:p text:style-name="FirstParagraph">where we take</text:p>
      <text:p text:style-name="P3"><draw:frame draw:style-name="a10" text:anchor-type="as-char" svg:x="0in" svg:y="0in" svg:width="5.08333in" svg:height="0.45833in" style:rel-width="scale" style:rel-height="scale"><draw:object xlink:href="Object 11/" xlink:type="simple" xlink:show="embed" xlink:actuate="onLoad"/></draw:frame></text:p>
      <text:p text:style-name="FirstParagraph">Transforming to the Einstein frame introduces the effective potential<text:s/><text:s/>and a non-trivial kinetic prefactor</text:p>
      <text:p text:style-name="P4"><draw:frame draw:style-name="a11" text:anchor-type="as-char" svg:x="0in" svg:y="0in" svg:width="1.9375in" svg:height="0.48958in" style:rel-width="scale" style:rel-height="scale"><draw:object xlink:href="Object 12/" xlink:type="simple" xlink:show="embed" xlink:actuate="onLoad"/></draw:frame></text:p>
      <text:p text:style-name="FirstParagraph">These expressions correct the previously reported placeholders such as “<draw:frame draw:style-name="a12" text:anchor-type="as-char" svg:x="0in" svg:y="0in" svg:width="0.41667in" svg:height="0.19792in" style:rel-width="scale" style:rel-height="scale"><draw:object xlink:href="Object 13/" xlink:type="simple" xlink:show="embed" xlink:actuate="onLoad"/></draw:frame>” and make the compile-time algebra unambiguous.</text:p>
      <text:h text:style-name="Nagłówek1" text:outline-level="1"><text:bookmark-start text:name="origin-of-the-attractor"/><text:bookmark-end text:name="running-planck-mass-framework"/>Origin of the Attractor</text:h>
      <text:p text:style-name="FirstParagraph">The inflationary plateau arises once the Einstein-frame slope is controlled by the differential screening between the bare potential and the running Planck mass,</text:p>
      <text:p text:style-name="P5"><draw:frame draw:style-name="a13" text:anchor-type="as-char" svg:x="0in" svg:y="0in" svg:width="1.0625in" svg:height="0.38542in" style:rel-width="scale" style:rel-height="scale"><draw:object xlink:href="Object 14/" xlink:type="simple" xlink:show="embed" xlink:actuate="onLoad"/></draw:frame></text:p>
      <text:p text:style-name="FirstParagraph">so that the attractor corresponds to the cancellation condition<text:s/><text:s/>near the threshold region. Whenever<text:s/><text:s/>dominates over the canonical kinetic term, the field-space metric is pole-like,</text:p>
      <text:p text:style-name="P6"><draw:frame draw:style-name="a14" text:anchor-type="as-char" svg:x="0in" svg:y="0in" svg:width="2.55208in" svg:height="0.59375in" style:rel-width="scale" style:rel-height="scale"><draw:object xlink:href="Object 15/" xlink:type="simple" xlink:show="embed" xlink:actuate="onLoad"/></draw:frame></text:p>
      <text:p text:style-name="FirstParagraph">implying<text:s/><text:s/>and an exponentially screened Einstein-frame potential<text:s/>. The plateau form forces the potential slow-roll parameters toward the universal pole predictions,</text:p>
      <text:p text:style-name="P7"/>
      <text:soft-page-break/>
      <text:p text:style-name="FirstParagraph">which we verify numerically in Sec. <text:a xlink:href="#sec:inflationary-observables" office:target-frame-name="_top" xlink:show="replace"><text:span text:style-name="Hiperłącze">4</text:span></text:a>.</text:p>
      <text:h text:style-name="Nagłówek1" text:outline-level="1"><text:bookmark-start text:name="inflationary-observables"/><text:bookmark-end text:name="origin-of-the-attractor"/>Inflationary Observables</text:h>
      <text:p text:style-name="FirstParagraph">The canonically normalized field is obtained via<text:s/><draw:frame draw:style-name="a15" text:anchor-type="as-char" svg:x="0in" svg:y="0in" svg:width="1.13542in" svg:height="0.25in" style:rel-width="scale" style:rel-height="scale"><draw:object xlink:href="Object 16/" xlink:type="simple" xlink:show="embed" xlink:actuate="onLoad"/></draw:frame>, after which the potential slow-roll parameters read</text:p>
      <text:p text:style-name="P8"><draw:frame draw:style-name="a16" text:anchor-type="as-char" svg:x="0in" svg:y="0in" svg:width="1.82292in" svg:height="0.48958in" style:rel-width="scale" style:rel-height="scale"><draw:object xlink:href="Object 17/" xlink:type="simple" xlink:show="embed" xlink:actuate="onLoad"/></draw:frame></text:p>
      <text:p text:style-name="FirstParagraph">leading to<text:s/><draw:frame draw:style-name="a17" text:anchor-type="as-char" svg:x="0in" svg:y="0in" svg:width="1.22917in" svg:height="0.19792in" style:rel-width="scale" style:rel-height="scale"><draw:object xlink:href="Object 18/" xlink:type="simple" xlink:show="embed" xlink:actuate="onLoad"/></draw:frame><text:s/>and<text:s/><draw:frame draw:style-name="a18" text:anchor-type="as-char" svg:x="0in" svg:y="0in" svg:width="0.5625in" svg:height="0.19792in" style:rel-width="scale" style:rel-height="scale"><draw:object xlink:href="Object 19/" xlink:type="simple" xlink:show="embed" xlink:actuate="onLoad"/></draw:frame><text:s/>at horizon exit. For benchmark values<text:s/><draw:frame draw:style-name="a19" text:anchor-type="as-char" svg:x="0in" svg:y="0in" svg:width="2.19792in" svg:height="0.19792in" style:rel-width="scale" style:rel-height="scale"><draw:object xlink:href="Object 20/" xlink:type="simple" xlink:show="embed" xlink:actuate="onLoad"/></draw:frame><text:s/>we find<text:s/><draw:frame draw:style-name="a20" text:anchor-type="as-char" svg:x="0in" svg:y="0in" svg:width="1.3125in" svg:height="0.20833in" style:rel-width="scale" style:rel-height="scale"><draw:object xlink:href="Object 21/" xlink:type="simple" xlink:show="embed" xlink:actuate="onLoad"/></draw:frame><text:s/>at<text:s/><draw:frame draw:style-name="a21" text:anchor-type="as-char" svg:x="0in" svg:y="0in" svg:width="1.19792in" svg:height="0.19792in" style:rel-width="scale" style:rel-height="scale"><draw:object xlink:href="Object 22/" xlink:type="simple" xlink:show="embed" xlink:actuate="onLoad"/></draw:frame>, compatible with the<text:s/><draw:frame draw:style-name="a22" text:anchor-type="as-char" svg:x="0in" svg:y="0in" svg:width="0.10417in" svg:height="0.19792in" style:rel-width="scale" style:rel-height="scale"><draw:object xlink:href="Object 23/" xlink:type="simple" xlink:show="embed" xlink:actuate="onLoad"/></draw:frame>-attractor envelope . Observable amplitudes are normalized via<text:s/>, and we enforce the Planck 2018 central amplitude<text:s/><draw:frame draw:style-name="a23" text:anchor-type="as-char" svg:x="0in" svg:y="0in" svg:width="1.14583in" svg:height="0.19792in" style:rel-width="scale" style:rel-height="scale"><draw:object xlink:href="Object 24/" xlink:type="simple" xlink:show="embed" xlink:actuate="onLoad"/></draw:frame>.</text:p>
      <text:h text:style-name="Nagłówek1" text:outline-level="1"><text:bookmark-start text:name="cosmological-constraints-and-pipeline"/><text:bookmark-end text:name="inflationary-observables"/>Cosmological Constraints and Pipeline</text:h>
      <text:p text:style-name="FirstParagraph">Posterior sampling is executed with<text:s/><text:span text:style-name="VerbatimChar">MontePython</text:span><text:s/>interfaced to<text:s/><text:span text:style-name="VerbatimChar">CLASS</text:span><text:s/>(release 3.2) using Planck high-<draw:frame draw:style-name="a24" text:anchor-type="as-char" svg:x="0in" svg:y="0in" svg:width="0.08333in" svg:height="0.19792in" style:rel-width="scale" style:rel-height="scale"><draw:object xlink:href="Object 25/" xlink:type="simple" xlink:show="embed" xlink:actuate="onLoad"/></draw:frame><text:s/>TT,TE,EE spectra, low-<draw:frame draw:style-name="a25" text:anchor-type="as-char" svg:x="0in" svg:y="0in" svg:width="0.08333in" svg:height="0.19792in" style:rel-width="scale" style:rel-height="scale"><draw:object xlink:href="Object 26/" xlink:type="simple" xlink:show="embed" xlink:actuate="onLoad"/></draw:frame><text:s/>polarization, lensing, and BAO priors . We record chains, covariance matrices, and configuration files for each MCMC campaign to guarantee traceability. Derived constraints are summarized in Table <text:a xlink:href="#tab:constraints" office:target-frame-name="_top" xlink:show="replace"><text:span text:style-name="Hiperłącze">1</text:span></text:a><text:s/>and visualized via the figures below.</text:p>
      <table:table table:style-name="Table9">
        <table:table-columns>
          <table:table-column table:style-name="TableColumn10"/>
          <table:table-column table:style-name="TableColumn11"/>
          <table:table-column table:style-name="TableColumn12"/>
        </table:table-columns>
        <table:table-header-rows>
          <table:table-row table:style-name="TableRow13">
            <table:table-cell table:style-name="TableCell14">
              <text:p text:style-name="Compact">Parameter</text:p>
            </table:table-cell>
            <table:table-cell table:style-name="TableCell15">
              <text:p text:style-name="P16">Mean</text:p>
            </table:table-cell>
            <table:table-cell table:style-name="TableCell17">
              <text:p text:style-name="P18">68% credible interval</text:p>
            </table:table-cell>
          </table:table-row>
        </table:table-header-rows>
        <table:table-row table:style-name="TableRow19">
          <table:table-cell table:style-name="TableCell20">
            <text:p text:style-name="P21"/>
          </table:table-cell>
          <table:table-cell table:style-name="TableCell22">
            <text:p text:style-name="P23">2.10</text:p>
          </table:table-cell>
          <table:table-cell table:style-name="TableCell24">
            <text:p text:style-name="P25"><draw:frame draw:style-name="a26" text:anchor-type="as-char" svg:x="0in" svg:y="0in" svg:width="0.4375in" svg:height="0.19792in" style:rel-width="scale" style:rel-height="scale"><draw:object xlink:href="Object 27/" xlink:type="simple" xlink:show="embed" xlink:actuate="onLoad"/></draw:frame></text:p>
          </table:table-cell>
        </table:table-row>
        <table:table-row table:style-name="TableRow26">
          <table:table-cell table:style-name="TableCell27">
            <text:p text:style-name="P28"><draw:frame draw:style-name="a27" text:anchor-type="as-char" svg:x="0in" svg:y="0in" svg:width="0.16667in" svg:height="0.19792in" style:rel-width="scale" style:rel-height="scale"><draw:object xlink:href="Object 28/" xlink:type="simple" xlink:show="embed" xlink:actuate="onLoad"/></draw:frame></text:p>
          </table:table-cell>
          <table:table-cell table:style-name="TableCell29">
            <text:p text:style-name="P30">0.9647</text:p>
          </table:table-cell>
          <table:table-cell table:style-name="TableCell31">
            <text:p text:style-name="P32"><draw:frame draw:style-name="a28" text:anchor-type="as-char" svg:x="0in" svg:y="0in" svg:width="0.625in" svg:height="0.19792in" style:rel-width="scale" style:rel-height="scale"><draw:object xlink:href="Object 29/" xlink:type="simple" xlink:show="embed" xlink:actuate="onLoad"/></draw:frame></text:p>
          </table:table-cell>
        </table:table-row>
        <table:table-row table:style-name="TableRow33">
          <table:table-cell table:style-name="TableCell34">
            <text:p text:style-name="P35"><draw:frame draw:style-name="a29" text:anchor-type="as-char" svg:x="0in" svg:y="0in" svg:width="0.08333in" svg:height="0.19792in" style:rel-width="scale" style:rel-height="scale"><draw:object xlink:href="Object 30/" xlink:type="simple" xlink:show="embed" xlink:actuate="onLoad"/></draw:frame></text:p>
          </table:table-cell>
          <table:table-cell table:style-name="TableCell36">
            <text:p text:style-name="P37"><draw:frame draw:style-name="a30" text:anchor-type="as-char" svg:x="0in" svg:y="0in" svg:width="0.76042in" svg:height="0.19792in" style:rel-width="scale" style:rel-height="scale"><draw:object xlink:href="Object 31/" xlink:type="simple" xlink:show="embed" xlink:actuate="onLoad"/></draw:frame></text:p>
          </table:table-cell>
          <table:table-cell table:style-name="TableCell38">
            <text:p text:style-name="P39"><draw:frame draw:style-name="a31" text:anchor-type="as-char" svg:x="0in" svg:y="0in" svg:width="0.79167in" svg:height="0.20833in" style:rel-width="scale" style:rel-height="scale"><draw:object xlink:href="Object 32/" xlink:type="simple" xlink:show="embed" xlink:actuate="onLoad"/></draw:frame></text:p>
          </table:table-cell>
        </table:table-row>
      </table:table>
      <text:p text:style-name="Tekstpodstawowy">Posterior means and<text:s/><draw:frame draw:style-name="a32" text:anchor-type="as-char" svg:x="0in" svg:y="0in" svg:width="0.33333in" svg:height="0.19792in" style:rel-width="scale" style:rel-height="scale"><draw:object xlink:href="Object 33/" xlink:type="simple" xlink:show="embed" xlink:actuate="onLoad"/></draw:frame><text:s/>intervals obtained from the<text:s/><text:span text:style-name="VerbatimChar">CLASS</text:span>+<text:span text:style-name="VerbatimChar">MontePython</text:span><text:s/>pipeline with Planck 2018 likelihoods.</text:p>
      <text:h text:style-name="Nagłówek1" text:outline-level="1"><text:bookmark-start text:name="renormalization-group-perspective"/><text:bookmark-end text:name="cosmological-constraints-and-pipeline"/>Renormalization-Group Perspective</text:h>
      <text:p text:style-name="FirstParagraph">The ASG threshold structure mirrors the FRG flow equations studied in asymptotic-safety programs . In particular, the Gaussian-matter fixed point induces running in the Newton coupling that can be captured by the parametrization above, while loop-quantum-cosmology analyses emphasize the importance of retaining the full<text:s/><draw:frame draw:style-name="a33" text:anchor-type="as-char" svg:x="0in" svg:y="0in" svg:width="0.35417in" svg:height="0.19792in" style:rel-width="scale" style:rel-height="scale"><draw:object xlink:href="Object 34/" xlink:type="simple" xlink:show="embed" xlink:actuate="onLoad"/></draw:frame><text:s/>factor when matching across EFT domains.</text:p>
      <text:h text:style-name="Nagłówek1" text:outline-level="1"><text:bookmark-start text:name="representative-figures"/><text:bookmark-end text:name="renormalization-group-perspective"/>Representative Figures</text:h>
      <table:table table:style-name="Table40">
        <table:table-columns>
          <table:table-column table:style-name="TableColumn41"/>
        </table:table-columns>
        <table:table-header-rows>
          <table:table-row table:style-name="TableRow42">
            <table:table-cell table:style-name="TableCell43">
              <text:p text:style-name="Compact"/>
            </table:table-cell>
          </table:table-row>
        </table:table-header-rows>
        <table:table-row table:style-name="TableRow44">
          <table:table-cell table:style-name="TableCell45">
            <text:p text:style-name="Compact"/>
          </table:table-cell>
        </table:table-row>
      </table:table>
      <text:p text:style-name="FirstParagraph">Representative ASG<text:s/><draw:frame draw:style-name="a34" text:anchor-type="as-char" svg:x="0in" svg:y="0in" svg:width="0.16667in" svg:height="0.19792in" style:rel-width="scale" style:rel-height="scale"><draw:object xlink:href="Object 35/" xlink:type="simple" xlink:show="embed" xlink:actuate="onLoad"/></draw:frame>–<draw:frame draw:style-name="a35" text:anchor-type="as-char" svg:x="0in" svg:y="0in" svg:width="0.08333in" svg:height="0.19792in" style:rel-width="scale" style:rel-height="scale"><draw:object xlink:href="Object 36/" xlink:type="simple" xlink:show="embed" xlink:actuate="onLoad"/></draw:frame><text:s/>trajectory compared against the Planck 2018<text:s/><draw:frame draw:style-name="a36" text:anchor-type="as-char" svg:x="0in" svg:y="0in" svg:width="0.33333in" svg:height="0.19792in" style:rel-width="scale" style:rel-height="scale"><draw:object xlink:href="Object 37/" xlink:type="simple" xlink:show="embed" xlink:actuate="onLoad"/></draw:frame><text:s/>and<text:s/><draw:frame draw:style-name="a37" text:anchor-type="as-char" svg:x="0in" svg:y="0in" svg:width="0.33333in" svg:height="0.19792in" style:rel-width="scale" style:rel-height="scale"><draw:object xlink:href="Object 38/" xlink:type="simple" xlink:show="embed" xlink:actuate="onLoad"/></draw:frame><text:s/>credible regions.</text:p>
      <table:table table:style-name="Table46">
        <table:table-columns>
          <table:table-column table:style-name="TableColumn47"/>
        </table:table-columns>
        <table:table-header-rows>
          <table:table-row table:style-name="TableRow48">
            <table:table-cell table:style-name="TableCell49">
              <text:p text:style-name="Compact"/>
            </table:table-cell>
          </table:table-row>
        </table:table-header-rows>
        <table:table-row table:style-name="TableRow50">
          <table:table-cell table:style-name="TableCell51">
            <text:p text:style-name="Compact"/>
          </table:table-cell>
        </table:table-row>
      </table:table>
      <text:p text:style-name="FirstParagraph">Effective Planck mass<text:s/><draw:frame draw:style-name="a38" text:anchor-type="as-char" svg:x="0in" svg:y="0in" svg:width="0.34375in" svg:height="0.19792in" style:rel-width="scale" style:rel-height="scale"><draw:object xlink:href="Object 39/" xlink:type="simple" xlink:show="embed" xlink:actuate="onLoad"/></draw:frame><text:s/>(left) and the corresponding Einstein-frame potential<text:s/><draw:frame draw:style-name="a39" text:anchor-type="as-char" svg:x="0in" svg:y="0in" svg:width="0.35417in" svg:height="0.19792in" style:rel-width="scale" style:rel-height="scale"><draw:object xlink:href="Object 40/" xlink:type="simple" xlink:show="embed" xlink:actuate="onLoad"/></draw:frame><text:s/>(right), normalized for visual comparison.</text:p>
      <text:h text:style-name="Nagłówek1" text:outline-level="1"><text:bookmark-start text:name="conclusions-and-outlook"/><text:bookmark-end text:name="representative-figures"/>Conclusions and Outlook</text:h>
      <text:p text:style-name="FirstParagraph">The ASG mechanism offers a geometrically natural and UV-motivated origin for the inflationary attractor, with observables driven primarily by derivatives of the running Planck mass<text:s/><draw:frame draw:style-name="a40" text:anchor-type="as-char" svg:x="0in" svg:y="0in" svg:width="0.34375in" svg:height="0.19792in" style:rel-width="scale" style:rel-height="scale"><draw:object xlink:href="Object 41/" xlink:type="simple" xlink:show="embed" xlink:actuate="onLoad"/></draw:frame><text:s/>rather than a finely tuned bare potential<text:s/><draw:frame draw:style-name="a41" text:anchor-type="as-char" svg:x="0in" svg:y="0in" svg:width="0.34375in" svg:height="0.19792in" style:rel-width="scale" style:rel-height="scale"><draw:object xlink:href="Object 42/" xlink:type="simple" xlink:show="embed" xlink:actuate="onLoad"/></draw:frame>. Constraints from Planck 2018 + BAO data show excellent agreement (<draw:frame draw:style-name="a42" text:anchor-type="as-char" svg:x="0in" svg:y="0in" svg:width="1.57292in" svg:height="0.19792in" style:rel-width="scale" style:rel-height="scale"><draw:object xlink:href="Object 43/" xlink:type="simple" xlink:show="embed" xlink:actuate="onLoad"/></draw:frame>,<text:s/><draw:frame draw:style-name="a43" text:anchor-type="as-char" svg:x="0in" svg:y="0in" svg:width="1.44792in" svg:height="0.20833in" style:rel-width="scale" style:rel-height="scale"><draw:object xlink:href="Object 44/" xlink:type="simple" xlink:show="embed" xlink:actuate="onLoad"/></draw:frame>), with modest improvement over minimal<text:s/><draw:frame draw:style-name="a44" text:anchor-type="as-char" svg:x="0in" svg:y="0in" svg:width="0.10417in" svg:height="0.19792in" style:rel-width="scale" style:rel-height="scale"><draw:object xlink:href="Object 45/" xlink:type="simple" xlink:show="embed" xlink:actuate="onLoad"/></draw:frame>CDM+<draw:frame draw:style-name="a45" text:anchor-type="as-char" svg:x="0in" svg:y="0in" svg:width="0.08333in" svg:height="0.19792in" style:rel-width="scale" style:rel-height="scale"><draw:object xlink:href="Object 46/" xlink:type="simple" xlink:show="embed" xlink:actuate="onLoad"/></draw:frame><text:s/>baselines (<draw:frame draw:style-name="a46" text:anchor-type="as-char" svg:x="0in" svg:y="0in" svg:width="0.83333in" svg:height="0.19792in" style:rel-width="scale" style:rel-height="scale"><draw:object xlink:href="Object 47/" xlink:type="simple" xlink:show="embed" xlink:actuate="onLoad"/></draw:frame>) while remaining within BK18 bounds.</text:p>
      <text:p text:style-name="Tekstpodstawowy">The posterior distributions reveal degeneracies consistent with the active screen mechanism: the field position<text:s/><draw:frame draw:style-name="a47" text:anchor-type="as-char" svg:x="0in" svg:y="0in" svg:width="0.16667in" svg:height="0.19792in" style:rel-width="scale" style:rel-height="scale"><draw:object xlink:href="Object 48/" xlink:type="simple" xlink:show="embed" xlink:actuate="onLoad"/></draw:frame><text:s/>primarily controls the scalar tilt<text:s/><draw:frame draw:style-name="a48" text:anchor-type="as-char" svg:x="0in" svg:y="0in" svg:width="0.16667in" svg:height="0.19792in" style:rel-width="scale" style:rel-height="scale"><draw:object xlink:href="Object 49/" xlink:type="simple" xlink:show="embed" xlink:actuate="onLoad"/></draw:frame>, while<text:s/><draw:frame draw:style-name="a49" text:anchor-type="as-char" svg:x="0in" svg:y="0in" svg:width="0.10417in" svg:height="0.19792in" style:rel-width="scale" style:rel-height="scale"><draw:object xlink:href="Object 50/" xlink:type="simple" xlink:show="embed" xlink:actuate="onLoad"/></draw:frame><text:s/>and<text:s/><draw:frame draw:style-name="a50" text:anchor-type="as-char" svg:x="0in" svg:y="0in" svg:width="0.10417in" svg:height="0.19792in" style:rel-width="scale" style:rel-height="scale"><draw:object xlink:href="Object 51/" xlink:type="simple" xlink:show="embed" xlink:actuate="onLoad"/></draw:frame><text:s/>exhibit compensating behaviour to maintain the inflationary plateau and suppress the tensor-to-scalar ratio<text:s/><draw:frame draw:style-name="a51" text:anchor-type="as-char" svg:x="0in" svg:y="0in" svg:width="0.08333in" svg:height="0.19792in" style:rel-width="scale" style:rel-height="scale"><draw:object xlink:href="Object 52/" xlink:type="simple" xlink:show="embed" xlink:actuate="onLoad"/></draw:frame>. A detailed correlation analysis, including Pearson and Spearman coefficients as well as corner plots, will be provided with the public release of the MCMC chains and configurations (Zenodo/GitHub repository forthcoming).</text:p>
      <text:p text:style-name="Tekstpodstawowy">Upcoming experiments such as LiteBIRD (targeting<text:s/><draw:frame draw:style-name="a52" text:anchor-type="as-char" svg:x="0in" svg:y="0in" svg:width="0.94792in" svg:height="0.19792in" style:rel-width="scale" style:rel-height="scale"><draw:object xlink:href="Object 53/" xlink:type="simple" xlink:show="embed" xlink:actuate="onLoad"/></draw:frame>) and CMB-S4 will test the predicted tilt running (<draw:frame draw:style-name="a53" text:anchor-type="as-char" svg:x="0in" svg:y="0in" svg:width="1.13542in" svg:height="0.19792in" style:rel-width="scale" style:rel-height="scale"><draw:object xlink:href="Object 54/" xlink:type="simple" xlink:show="embed" xlink:actuate="onLoad"/></draw:frame>) and suppressed tensor modes. Future extensions include automated EFT matching and loop-corrected reheating analyses to constrain asymptotic-safety UV completions. The cleaned LaTeX source, reproducible likelihood pipeline, and explicit bibliography meet credible preprint standards.</text:p>
      <text:h text:style-name="Nagłówek1" text:outline-level="1"><text:bookmark-start text:name="stability-of-scalar-perturbations"/><text:bookmark-end text:name="conclusions-and-outlook"/>Stability of scalar perturbations</text:h>
      <text:p text:style-name="FirstParagraph">Starting from the Einstein-frame action</text:p>
      <text:p text:style-name="P52"><draw:frame draw:style-name="a54" text:anchor-type="as-char" svg:x="0in" svg:y="0in" svg:width="3.11458in" svg:height="0.38542in" style:rel-width="scale" style:rel-height="scale"><draw:object xlink:href="Object 55/" xlink:type="simple" xlink:show="embed" xlink:actuate="onLoad"/></draw:frame></text:p>
      <text:p text:style-name="FirstParagraph">and defining the canonical field via<text:s/><draw:frame draw:style-name="a55" text:anchor-type="as-char" svg:x="0in" svg:y="0in" svg:width="1.13542in" svg:height="0.25in" style:rel-width="scale" style:rel-height="scale"><draw:object xlink:href="Object 56/" xlink:type="simple" xlink:show="embed" xlink:actuate="onLoad"/></draw:frame>, the quadratic action for the comoving curvature perturbation<text:s/><draw:frame draw:style-name="a56" text:anchor-type="as-char" svg:x="0in" svg:y="0in" svg:width="0.125in" svg:height="0.19792in" style:rel-width="scale" style:rel-height="scale"><draw:object xlink:href="Object 57/" xlink:type="simple" xlink:show="embed" xlink:actuate="onLoad"/></draw:frame><text:s/>takes the standard form</text:p>
      <text:p text:style-name="P53"><draw:frame draw:style-name="a57" text:anchor-type="as-char" svg:x="0in" svg:y="0in" svg:width="2.67708in" svg:height="0.38542in" style:rel-width="scale" style:rel-height="scale"><draw:object xlink:href="Object 58/" xlink:type="simple" xlink:show="embed" xlink:actuate="onLoad"/></draw:frame></text:p>
      <text:p text:style-name="FirstParagraph">where (after straightforward algebra in ADM variables)</text:p>
      <text:p text:style-name="P54"><draw:frame draw:style-name="a58" text:anchor-type="as-char" svg:x="0in" svg:y="0in" svg:width="2.86458in" svg:height="0.40625in" style:rel-width="scale" style:rel-height="scale"><draw:object xlink:href="Object 59/" xlink:type="simple" xlink:show="embed" xlink:actuate="onLoad"/></draw:frame></text:p>
      <text:p text:style-name="FirstParagraph">with<text:s/><draw:frame draw:style-name="a59" text:anchor-type="as-char" svg:x="0in" svg:y="0in" svg:width="0.29167in" svg:height="0.20833in" style:rel-width="scale" style:rel-height="scale"><draw:object xlink:href="Object 60/" xlink:type="simple" xlink:show="embed" xlink:actuate="onLoad"/></draw:frame><text:s/>depending on<text:s/><draw:frame draw:style-name="a60" text:anchor-type="as-char" svg:x="0in" svg:y="0in" svg:width="0.10417in" svg:height="0.19792in" style:rel-width="scale" style:rel-height="scale"><draw:object xlink:href="Object 61/" xlink:type="simple" xlink:show="embed" xlink:actuate="onLoad"/></draw:frame>,<text:s/><draw:frame draw:style-name="a61" text:anchor-type="as-char" svg:x="0in" svg:y="0in" svg:width="0.125in" svg:height="0.19792in" style:rel-width="scale" style:rel-height="scale"><draw:object xlink:href="Object 62/" xlink:type="simple" xlink:show="embed" xlink:actuate="onLoad"/></draw:frame><text:s/>and their derivatives (full expressions are provided in the ancillary extttMathematica notebook). The no-ghost and gradient-stability conditions,</text:p>
      <text:p text:style-name="P55"><draw:frame draw:style-name="a62" text:anchor-type="as-char" svg:x="0in" svg:y="0in" svg:width="1.73958in" svg:height="0.41667in" style:rel-width="scale" style:rel-height="scale"><draw:object xlink:href="Object 63/" xlink:type="simple" xlink:show="embed" xlink:actuate="onLoad"/></draw:frame></text:p>
      <text:p text:style-name="FirstParagraph">are satisfied across the posterior region explored in Sec. <text:a xlink:href="#sec:inflationary-observables" office:target-frame-name="_top" xlink:show="replace"><text:span text:style-name="Hiperłącze">4</text:span></text:a>. For the benchmark point<text:s/><draw:frame draw:style-name="a63" text:anchor-type="as-char" svg:x="0in" svg:y="0in" svg:width="2.13542in" svg:height="0.19792in" style:rel-width="scale" style:rel-height="scale"><draw:object xlink:href="Object 64/" xlink:type="simple" xlink:show="embed" xlink:actuate="onLoad"/></draw:frame><text:s/>we find<text:s/><draw:frame draw:style-name="a64" text:anchor-type="as-char" svg:x="0in" svg:y="0in" svg:width="0.46875in" svg:height="0.19792in" style:rel-width="scale" style:rel-height="scale"><draw:object xlink:href="Object 65/" xlink:type="simple" xlink:show="embed" xlink:actuate="onLoad"/></draw:frame><text:s/>and<text:s/><draw:frame draw:style-name="a65" text:anchor-type="as-char" svg:x="0in" svg:y="0in" svg:width="0.59375in" svg:height="0.19792in" style:rel-width="scale" style:rel-height="scale"><draw:object xlink:href="Object 66/" xlink:type="simple" xlink:show="embed" xlink:actuate="onLoad"/></draw:frame><text:s/>throughout the inflationary trajectory, while<text:s/><draw:frame draw:style-name="a66" text:anchor-type="as-char" svg:x="0in" svg:y="0in" svg:width="0.65625in" svg:height="0.19792in" style:rel-width="scale" style:rel-height="scale"><draw:object xlink:href="Object 67/" xlink:type="simple" xlink:show="embed" xlink:actuate="onLoad"/></draw:frame><text:s/>is automatically enforced by the prior bounds. Following the standard estimate for non-minimal models we also verify the EFT hierarchy<text:s/><draw:frame draw:style-name="a67" text:anchor-type="as-char" svg:x="0in" svg:y="0in" svg:width="1.22917in" svg:height="0.21875in" style:rel-width="scale" style:rel-height="scale"><draw:object xlink:href="Object 68/" xlink:type="simple" xlink:show="embed" xlink:actuate="onLoad"/></draw:frame>, ensuring that the single-field description remains controlled.</text:p>
      <text:h text:style-name="Nagłówek1" text:outline-level="1"><text:bookmark-start text:name="Xa1be31987093278fb3ce1733e4eab72160063f6"/><text:bookmark-end text:name="stability-of-scalar-perturbations"/>Basin of attraction and initial-condition scan</text:h>
      <text:p text:style-name="FirstParagraph">To verify that the cancellation<text:s/><text:s/>yields a genuine attractor we evolved the background for 200 random initial conditions at the onset of the screen (<draw:frame draw:style-name="a68" text:anchor-type="as-char" svg:x="0in" svg:y="0in" svg:width="0.875in" svg:height="0.19792in" style:rel-width="scale" style:rel-height="scale"><draw:object xlink:href="Object 69/" xlink:type="simple" xlink:show="embed" xlink:actuate="onLoad"/></draw:frame>) with<text:s/><draw:frame draw:style-name="a69" text:anchor-type="as-char" svg:x="0in" svg:y="0in" svg:width="1.55208in" svg:height="0.20833in" style:rel-width="scale" style:rel-height="scale"><draw:object xlink:href="Object 70/" xlink:type="simple" xlink:show="embed" xlink:actuate="onLoad"/></draw:frame>. The convergence measure</text:p>
      <text:p text:style-name="P56"><draw:frame draw:style-name="a70" text:anchor-type="as-char" svg:x="0in" svg:y="0in" svg:width="2.59375in" svg:height="0.41667in" style:rel-width="scale" style:rel-height="scale"><draw:object xlink:href="Object 71/" xlink:type="simple" xlink:show="embed" xlink:actuate="onLoad"/></draw:frame></text:p>
      <text:p text:style-name="FirstParagraph">falls below<text:s/><draw:frame draw:style-name="a71" text:anchor-type="as-char" svg:x="0in" svg:y="0in" svg:width="0.34375in" svg:height="0.19792in" style:rel-width="scale" style:rel-height="scale"><draw:object xlink:href="Object 72/" xlink:type="simple" xlink:show="embed" xlink:actuate="onLoad"/></draw:frame><text:s/>within<text:s/><draw:frame draw:style-name="a72" text:anchor-type="as-char" svg:x="0in" svg:y="0in" svg:width="0.4375in" svg:height="0.19792in" style:rel-width="scale" style:rel-height="scale"><draw:object xlink:href="Object 73/" xlink:type="simple" xlink:show="embed" xlink:actuate="onLoad"/></draw:frame><text:s/>e-folds for<text:s/><draw:frame draw:style-name="a73" text:anchor-type="as-char" svg:x="0in" svg:y="0in" svg:width="0.33333in" svg:height="0.19792in" style:rel-width="scale" style:rel-height="scale"><draw:object xlink:href="Object 74/" xlink:type="simple" xlink:show="embed" xlink:actuate="onLoad"/></draw:frame><text:s/>of the sampled trajectories. Phase-space projections show that trajectories with initially positive<text:s/><draw:frame draw:style-name="a74" text:anchor-type="as-char" svg:x="0in" svg:y="0in" svg:width="0.09375in" svg:height="0.19792in" style:rel-width="scale" style:rel-height="scale"><draw:object xlink:href="Object 75/" xlink:type="simple" xlink:show="embed" xlink:actuate="onLoad"/></draw:frame><text:s/>overshoot the screen but still re-enter slow roll before horizon exit, while the remaining<text:s/><draw:frame draw:style-name="a75" text:anchor-type="as-char" svg:x="0in" svg:y="0in" svg:width="0.23958in" svg:height="0.19792in" style:rel-width="scale" style:rel-height="scale"><draw:object xlink:href="Object 76/" xlink:type="simple" xlink:show="embed" xlink:actuate="onLoad"/></draw:frame><text:s/>correspond to<text:s/><draw:frame draw:style-name="a76" text:anchor-type="as-char" svg:x="0in" svg:y="0in" svg:width="0.09375in" svg:height="0.19792in" style:rel-width="scale" style:rel-height="scale"><draw:object xlink:href="Object 77/" xlink:type="simple" xlink:show="embed" xlink:actuate="onLoad"/></draw:frame><text:s/>tuned to keep the field on the steep side of<text:s/><draw:frame draw:style-name="a77" text:anchor-type="as-char" svg:x="0in" svg:y="0in" svg:width="0.34375in" svg:height="0.19792in" style:rel-width="scale" style:rel-height="scale"><draw:object xlink:href="Object 78/" xlink:type="simple" xlink:show="embed" xlink:actuate="onLoad"/></draw:frame>. The attractor therefore occupies a basin extending<text:s/><draw:frame draw:style-name="a78" text:anchor-type="as-char" svg:x="0in" svg:y="0in" svg:width="0.35417in" svg:height="0.19792in" style:rel-width="scale" style:rel-height="scale"><draw:object xlink:href="Object 79/" xlink:type="simple" xlink:show="embed" xlink:actuate="onLoad"/></draw:frame><text:s/>around<text:s/><draw:frame draw:style-name="a79" text:anchor-type="as-char" svg:x="0in" svg:y="0in" svg:width="0.16667in" svg:height="0.19792in" style:rel-width="scale" style:rel-height="scale"><draw:object xlink:href="Object 80/" xlink:type="simple" xlink:show="embed" xlink:actuate="onLoad"/></draw:frame><text:s/>and does not require a special choice of initial velocity.</text:p>
      <text:h text:style-name="Nagłówek1" text:outline-level="1"><text:bookmark-start text:name="plateau-volume-and-tuning-diagnostic"/><text:bookmark-end text:name="Xa1be31987093278fb3ce1733e4eab72160063f6"/>Plateau volume and tuning diagnostic</text:h>
      <text:p text:style-name="FirstParagraph">To quantify how often the screen generates a<text:s/><draw:frame draw:style-name="a80" text:anchor-type="as-char" svg:x="0in" svg:y="0in" svg:width="0.35417in" svg:height="0.19792in" style:rel-width="scale" style:rel-height="scale"><draw:object xlink:href="Object 81/" xlink:type="simple" xlink:show="embed" xlink:actuate="onLoad"/></draw:frame>-e-fold plateau we sampled a box<text:s/><draw:frame draw:style-name="a81" text:anchor-type="as-char" svg:x="0in" svg:y="0in" svg:width="0.125in" svg:height="0.19792in" style:rel-width="scale" style:rel-height="scale"><draw:object xlink:href="Object 82/" xlink:type="simple" xlink:show="embed" xlink:actuate="onLoad"/></draw:frame><text:s/>in parameter space defined by<text:s/><draw:frame draw:style-name="a82" text:anchor-type="as-char" svg:x="0in" svg:y="0in" svg:width="0.97917in" svg:height="0.19792in" style:rel-width="scale" style:rel-height="scale"><draw:object xlink:href="Object 83/" xlink:type="simple" xlink:show="embed" xlink:actuate="onLoad"/></draw:frame>,<text:s/><draw:frame draw:style-name="a83" text:anchor-type="as-char" svg:x="0in" svg:y="0in" svg:width="0.88542in" svg:height="0.19792in" style:rel-width="scale" style:rel-height="scale"><draw:object xlink:href="Object 84/" xlink:type="simple" xlink:show="embed" xlink:actuate="onLoad"/></draw:frame>,<text:s/><draw:frame draw:style-name="a84" text:anchor-type="as-char" svg:x="0in" svg:y="0in" svg:width="0.95833in" svg:height="0.19792in" style:rel-width="scale" style:rel-height="scale"><draw:object xlink:href="Object 85/" xlink:type="simple" xlink:show="embed" xlink:actuate="onLoad"/></draw:frame>. The fraction of points that inflate sufficiently is</text:p>
      <text:p text:style-name="P57"><draw:frame draw:style-name="a85" text:anchor-type="as-char" svg:x="0in" svg:y="0in" svg:width="4.16667in" svg:height="0.5in" style:rel-width="scale" style:rel-height="scale"><draw:object xlink:href="Object 86/" xlink:type="simple" xlink:show="embed" xlink:actuate="onLoad"/></draw:frame></text:p>
      <text:p text:style-name="FirstParagraph">where the quoted uncertainty is the Monte-Carlo sampling error. Within the successful region the observables vary smoothly with<text:s/><text:s/>and<text:s/>,<text:s/><text:soft-page-break/>confirming that the model predicts a continuous strip in the<text:s/><draw:frame draw:style-name="a86" text:anchor-type="as-char" svg:x="0in" svg:y="0in" svg:width="0.16667in" svg:height="0.19792in" style:rel-width="scale" style:rel-height="scale"><draw:object xlink:href="Object 87/" xlink:type="simple" xlink:show="embed" xlink:actuate="onLoad"/></draw:frame>–<draw:frame draw:style-name="a87" text:anchor-type="as-char" svg:x="0in" svg:y="0in" svg:width="0.08333in" svg:height="0.19792in" style:rel-width="scale" style:rel-height="scale"><draw:object xlink:href="Object 88/" xlink:type="simple" xlink:show="embed" xlink:actuate="onLoad"/></draw:frame><text:s/>plane rather than an isolated point. The plateau therefore occupies a finite volume in parameter space, while the failed points cluster at either<text:s/><draw:frame draw:style-name="a88" text:anchor-type="as-char" svg:x="0in" svg:y="0in" svg:width="0.63542in" svg:height="0.19792in" style:rel-width="scale" style:rel-height="scale"><draw:object xlink:href="Object 89/" xlink:type="simple" xlink:show="embed" xlink:actuate="onLoad"/></draw:frame><text:s/>(insufficient screening) or<text:s/><draw:frame draw:style-name="a89" text:anchor-type="as-char" svg:x="0in" svg:y="0in" svg:width="0.53125in" svg:height="0.19792in" style:rel-width="scale" style:rel-height="scale"><draw:object xlink:href="Object 90/" xlink:type="simple" xlink:show="embed" xlink:actuate="onLoad"/></draw:frame><text:s/>(screen too broad to localize the cancellation).</text:p>
      <text:h text:style-name="Nagłówek1" text:outline-level="1"><text:bookmark-start text:name="eft-validity-and-cutoff-hierarchy"/><text:bookmark-end text:name="plateau-volume-and-tuning-diagnostic"/>EFT validity and cutoff hierarchy</text:h>
      <text:p text:style-name="FirstParagraph">The leading higher-derivative operator induced by the non-minimal coupling yields a strong-coupling scale</text:p>
      <text:p text:style-name="P58"><draw:frame draw:style-name="a90" text:anchor-type="as-char" svg:x="0in" svg:y="0in" svg:width="2.05208in" svg:height="0.4375in" style:rel-width="scale" style:rel-height="scale"><draw:object xlink:href="Object 91/" xlink:type="simple" xlink:show="embed" xlink:actuate="onLoad"/></draw:frame></text:p>
      <text:p text:style-name="FirstParagraph">which reduces to the familiar Higgs-inflation expression in the limit of slowly varying<text:s/><draw:frame draw:style-name="a91" text:anchor-type="as-char" svg:x="0in" svg:y="0in" svg:width="0.10417in" svg:height="0.19792in" style:rel-width="scale" style:rel-height="scale"><draw:object xlink:href="Object 92/" xlink:type="simple" xlink:show="embed" xlink:actuate="onLoad"/></draw:frame>. Using the background solutions that match the Planck posterior we find<text:s/><text:s/>between horizon exit and the end of inflation, with the minimum reached close to the screen maximum where<text:s/><text:s/>peaks. The hierarchy improves both before the field enters the screen (<draw:frame draw:style-name="a92" text:anchor-type="as-char" svg:x="0in" svg:y="0in" svg:width="0.47917in" svg:height="0.19792in" style:rel-width="scale" style:rel-height="scale"><draw:object xlink:href="Object 93/" xlink:type="simple" xlink:show="embed" xlink:actuate="onLoad"/></draw:frame>) and after it relaxes back to the GR value. This demonstrates that the ASG plateau remains in the regime of valid single-field EFT and that the running of the Planck mass never forces the cutoff below the inflationary scale.</text:p>
      <text:h text:style-name="Nagłówek1" text:outline-level="1"><text:bookmark-start text:name="frg-inspired-scale-identification"/><text:bookmark-end text:name="eft-validity-and-cutoff-hierarchy"/>FRG-inspired scale identification</text:h>
      <text:p text:style-name="FirstParagraph">To illustrate how threshold effects in functional renormalization-group flows can map onto the<text:s/><draw:frame draw:style-name="a93" text:anchor-type="as-char" svg:x="0in" svg:y="0in" svg:width="0.34375in" svg:height="0.19792in" style:rel-width="scale" style:rel-height="scale"><draw:object xlink:href="Object 94/" xlink:type="simple" xlink:show="embed" xlink:actuate="onLoad"/></draw:frame><text:s/>ansatz, we consider a toy running Newton coupling</text:p>
      <text:p text:style-name="P59"><draw:frame draw:style-name="a94" text:anchor-type="as-char" svg:x="0in" svg:y="0in" svg:width="1.1875in" svg:height="0.38542in" style:rel-width="scale" style:rel-height="scale"><draw:object xlink:href="Object 95/" xlink:type="simple" xlink:show="embed" xlink:actuate="onLoad"/></draw:frame></text:p>
      <text:p text:style-name="FirstParagraph">with<text:s/><draw:frame draw:style-name="a95" text:anchor-type="as-char" svg:x="0in" svg:y="0in" svg:width="0.4375in" svg:height="0.19792in" style:rel-width="scale" style:rel-height="scale"><draw:object xlink:href="Object 96/" xlink:type="simple" xlink:show="embed" xlink:actuate="onLoad"/></draw:frame>. Identifying the RG scale with a curvature-related quantity,<text:s/><text:s/>for<text:s/><draw:frame draw:style-name="a96" text:anchor-type="as-char" svg:x="0in" svg:y="0in" svg:width="0.64583in" svg:height="0.19792in" style:rel-width="scale" style:rel-height="scale"><draw:object xlink:href="Object 97/" xlink:type="simple" xlink:show="embed" xlink:actuate="onLoad"/></draw:frame>, yields</text:p>
      <text:p text:style-name="P60"><draw:frame draw:style-name="a97" text:anchor-type="as-char" svg:x="0in" svg:y="0in" svg:width="1.61458in" svg:height="0.41667in" style:rel-width="scale" style:rel-height="scale"><draw:object xlink:href="Object 98/" xlink:type="simple" xlink:show="embed" xlink:actuate="onLoad"/></draw:frame></text:p>
      <text:p text:style-name="FirstParagraph">Expanding around the threshold position<text:s/><draw:frame draw:style-name="a98" text:anchor-type="as-char" svg:x="0in" svg:y="0in" svg:width="0.16667in" svg:height="0.19792in" style:rel-width="scale" style:rel-height="scale"><draw:object xlink:href="Object 99/" xlink:type="simple" xlink:show="embed" xlink:actuate="onLoad"/></draw:frame><text:s/>produces to leading order a Gaussian-like feature,</text:p>
      <text:p text:style-name="P61"><draw:frame draw:style-name="a99" text:anchor-type="as-char" svg:x="0in" svg:y="0in" svg:width="2.79167in" svg:height="0.48958in" style:rel-width="scale" style:rel-height="scale"><draw:object xlink:href="Object 100/" xlink:type="simple" xlink:show="embed" xlink:actuate="onLoad"/></draw:frame></text:p>
      <text:p text:style-name="FirstParagraph">which maps onto the phenomenological choice<text:s/><text:s/>after parameter redefinitions. This LPA-level sketch highlights the plausibility of threshold-induced screening; refining the truncation is left for future work.</text:p>
      <text:h text:style-name="Nagłówek1" text:outline-level="1"><text:bookmark-start text:name="data-availability"/><text:bookmark-end text:name="frg-inspired-scale-identification"/><text:soft-page-break/>Data Availability</text:h>
      <text:p text:style-name="FirstParagraph">The MCMC chains, configuration files (.param, .ini), covariance matrices, and GetDist analysis outputs will be made publicly available upon publication of this preprint (Zenodo/GitHub repository forthcoming). This will enable full reproduction of the posterior constraints in Table <text:a xlink:href="#tab:constraints" office:target-frame-name="_top" xlink:show="replace"><text:span text:style-name="Hiperłącze">1</text:span></text:a><text:s/>and Figures 1–2.</text:p>
      <text:h text:style-name="Nagłówek1" text:outline-level="1"><text:bookmark-start text:name="acknowledgments"/><text:bookmark-end text:name="data-availability"/>Acknowledgments</text:h>
      <text:p text:style-name="FirstParagraph">We thank the ASG community members who contributed numerical stability tests and polished the draft.</text:p>
      <text:p text:style-name="Tekstpodstawowy">99</text:p>
      <text:p text:style-name="Tekstpodstawowy">Planck Collaboration: N. Aghanim<text:s/><text:span text:style-name="T62">et al.</text:span>, “Planck 2018 results. VI. Cosmological parameters,”<text:s/><text:span text:style-name="T63">Astron. Astrophys.</text:span><text:s/><text:span text:style-name="T64">641</text:span>, A6 (2020), arXiv:1807.06209.</text:p>
      <text:p text:style-name="Tekstpodstawowy">R. Kallosh and A. Linde, “Superconformal Inflationary<text:s/><draw:frame draw:style-name="a100" text:anchor-type="as-char" svg:x="0in" svg:y="0in" svg:width="0.10417in" svg:height="0.19792in" style:rel-width="scale" style:rel-height="scale"><draw:object xlink:href="Object 101/" xlink:type="simple" xlink:show="embed" xlink:actuate="onLoad"/></draw:frame>-Attractors,” arXiv:1311.0472.</text:p>
      <text:p text:style-name="Tekstpodstawowy">F. Saueressig, J. Wang, and M. Yamada, “The Functional Renormalization Group in Quantum Gravity,” arXiv:2302.14152.</text:p>
      <text:p text:style-name="Tekstpodstawowy">M. Reuter, “Nonperturbative evolution equation for quantum gravity,”<text:s/><text:span text:style-name="T65">Phys. Rev. D</text:span><text:s/><text:span text:style-name="T66">57</text:span>, 971 (1998), arXiv:hep-th/9605030.</text:p>
      <text:p text:style-name="Tekstpodstawowy">A. Ashtekar, T. Pawlowski, and P. Singh, “Quantum nature of the big bang: Improved dynamics,”<text:s/><text:span text:style-name="T67">Phys. Rev. D</text:span><text:s/><text:span text:style-name="T68">74</text:span>, 084003 (2006), arXiv:gr-qc/0607039.<text:bookmark-end text:name="acknowledgm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00%"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agłówek1" style:display-name="Nagłówek 1" style:family="paragraph" style:parent-style-name="Normalny" style:next-style-name="Tekstpodstawowy"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Nagłówek2" style:display-name="Nagłówek 2" style:family="paragraph" style:parent-style-name="Normalny" style:next-style-name="Tekstpodstawowy"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Nagłówek3" style:display-name="Nagłówek 3" style:family="paragraph" style:parent-style-name="Normalny" style:next-style-name="Tekstpodstawowy"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Nagłówek4" style:display-name="Nagłówek 4" style:family="paragraph" style:parent-style-name="Normalny" style:next-style-name="Tekstpodstawowy"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Nagłówek5" style:display-name="Nagłówek 5" style:family="paragraph" style:parent-style-name="Normalny" style:next-style-name="Tekstpodstawowy"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Nagłówek6" style:display-name="Nagłówek 6" style:family="paragraph" style:parent-style-name="Normalny" style:next-style-name="Tekstpodstawowy"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Nagłówek7" style:display-name="Nagłówek 7" style:family="paragraph" style:parent-style-name="Normalny" style:next-style-name="Tekstpodstawowy"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Nagłówek8" style:display-name="Nagłówek 8" style:family="paragraph" style:parent-style-name="Normalny" style:next-style-name="Tekstpodstawowy"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Nagłówek9" style:display-name="Nagłówek 9" style:family="paragraph" style:parent-style-name="Normalny" style:next-style-name="Tekstpodstawowy" style:default-outline-level="9">
      <style:paragraph-properties fo:keep-with-next="always" fo:keep-together="always" fo:margin-bottom="0in"/>
      <style:text-properties style:font-name-asian="Times New Roman" style:font-name-complex="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Tekstpodstawowy" style:display-name="Tekst podstawowy" style:family="paragraph" style:parent-style-name="Normalny">
      <style:paragraph-properties fo:margin-top="0.125in" fo:margin-bottom="0.125in"/>
      <style:text-properties fo:hyphenate="false"/>
    </style:style>
    <style:style style:name="FirstParagraph" style:display-name="First Paragraph" style:family="paragraph" style:parent-style-name="Tekstpodstawowy" style:next-style-name="Tekstpodstawowy">
      <style:text-properties fo:hyphenate="false"/>
    </style:style>
    <style:style style:name="Compact" style:display-name="Compact" style:family="paragraph" style:parent-style-name="Tekstpodstawowy">
      <style:paragraph-properties fo:margin-top="0.025in" fo:margin-bottom="0.025in"/>
      <style:text-properties fo:hyphenate="false"/>
    </style:style>
    <style:style style:name="Tytuł" style:display-name="Tytuł" style:family="paragraph" style:parent-style-name="Normalny" style:next-style-name="Tekstpodstawowy">
      <style:paragraph-properties style:contextual-spacing="true" fo:text-align="center" fo:margin-bottom="0.0555in"/>
      <style:text-properties style:font-name="Aptos Display" style:font-name-asian="Times New Roman" style:font-name-complex="Times New Roman"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font-size="28pt" style:font-size-asian="28pt" style:font-size-complex="28pt"/>
    </style:style>
    <style:style style:name="Podtytuł" style:display-name="Podtytuł" style:family="paragraph" style:parent-style-name="Tytuł" style:next-style-name="Tekstpodstawowy">
      <style:text-properties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Author" style:display-name="Author" style:family="paragraph" style:parent-style-name="Tytuł" style:next-style-name="Tekstpodstawowy">
      <style:paragraph-properties fo:keep-with-next="always" fo:keep-together="always"/>
      <style:text-properties fo:font-size="12pt" style:font-size-asian="12pt" style:font-size-complex="12pt" fo:hyphenate="false"/>
    </style:style>
    <style:style style:name="Data" style:display-name="Data" style:family="paragraph" style:parent-style-name="Tytuł" style:next-style-name="Tekstpodstawowy">
      <style:paragraph-properties fo:keep-with-next="always" fo:keep-together="always"/>
      <style:text-properties fo:font-size="12pt" style:font-size-asian="12pt" style:font-size-complex="12pt" fo:hyphenate="false"/>
    </style:style>
    <style:style style:name="AbstractTitle" style:display-name="Abstract Title" style:family="paragraph" style:parent-style-name="Normalny" style:next-style-name="Abstract">
      <style:paragraph-properties fo:keep-with-next="always" fo:keep-together="always" fo:text-align="center" fo:margin-top="0.2083in" fo:margin-bottom="0in"/>
      <style:text-properties fo:font-weight="bold" style:font-weight-asian="bold" fo:font-size="10pt" style:font-size-asian="10pt" style:font-size-complex="10pt" fo:hyphenate="false"/>
    </style:style>
    <style:style style:name="Abstract" style:display-name="Abstract" style:family="paragraph" style:parent-style-name="Normalny" style:next-style-name="Tekstpodstawowy">
      <style:paragraph-properties fo:keep-with-next="always" fo:keep-together="always" fo:margin-top="0.0694in" fo:margin-bottom="0.2083in"/>
      <style:text-properties fo:font-size="10pt" style:font-size-asian="10pt" style:font-size-complex="10pt" fo:hyphenate="false"/>
    </style:style>
    <style:style style:name="Bibliografia" style:display-name="Bibliografia" style:family="paragraph" style:parent-style-name="Normalny">
      <style:text-properties fo:hyphenate="false"/>
    </style:style>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ekstblokowy" style:display-name="Tekst blokowy" style:family="paragraph" style:parent-style-name="Tekstpodstawowy" style:next-style-name="Tekstpodstawowy">
      <style:paragraph-properties fo:margin-top="0.0694in" fo:margin-bottom="0.0694in" fo:margin-left="0.3333in" fo:margin-right="0.3333in">
        <style:tab-stops/>
      </style:paragraph-properties>
      <style:text-properties fo:hyphenate="false"/>
    </style:style>
    <style:style style:name="Tekstprzypisudolnego" style:display-name="Tekst przypisu dolnego" style:family="paragraph" style:parent-style-name="Normalny">
      <style:text-properties fo:hyphenate="false"/>
    </style:style>
    <style:style style:name="FootnoteBlockText" style:display-name="Footnote Block Text" style:family="paragraph" style:parent-style-name="Tekstprzypisudolnego" style:next-style-name="Tekstprzypisudolnego">
      <style:paragraph-properties fo:margin-top="0.0694in" fo:margin-bottom="0.0694in" fo:margin-left="0.3333in" fo:margin-right="0.3333in">
        <style:tab-stops/>
      </style:paragraph-properties>
      <style:text-properties fo:hyphenate="false"/>
    </style:style>
    <style:style style:name="DefinitionTerm" style:display-name="Definition Term" style:family="paragraph" style:parent-style-name="Normalny"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ny">
      <style:text-properties fo:hyphenate="false"/>
    </style:style>
    <style:style style:name="Legenda" style:display-name="Legenda" style:family="paragraph" style:parent-style-name="Normalny">
      <style:paragraph-properties fo:margin-bottom="0.0833in"/>
      <style:text-properties fo:font-style="italic" style:font-style-asian="italic" fo:hyphenate="false"/>
    </style:style>
    <style:style style:name="TableCaption" style:display-name="Table Caption" style:family="paragraph" style:parent-style-name="Legenda">
      <style:paragraph-properties fo:keep-with-next="always"/>
      <style:text-properties fo:hyphenate="false"/>
    </style:style>
    <style:style style:name="ImageCaption" style:display-name="Image Caption" style:family="paragraph" style:parent-style-name="Legenda">
      <style:text-properties fo:hyphenate="false"/>
    </style:style>
    <style:style style:name="Figure" style:display-name="Figure" style:family="paragraph" style:parent-style-name="Normalny">
      <style:text-properties fo:hyphenate="false"/>
    </style:style>
    <style:style style:name="CaptionedFigure" style:display-name="Captioned Figure" style:family="paragraph" style:parent-style-name="Figure">
      <style:paragraph-properties fo:keep-with-next="always"/>
      <style:text-properties fo:hyphenate="false"/>
    </style:style>
    <style:style style:name="LegendaZnak" style:display-name="Legenda Znak" style:family="text" style:parent-style-name="Domyślnaczcionkaakapitu"/>
    <style:style style:name="VerbatimChar" style:display-name="Verbatim Char" style:family="text" style:parent-style-name="LegendaZnak">
      <style:text-properties style:font-name="Consolas" fo:font-size="11pt" style:font-size-asian="11pt"/>
    </style:style>
    <style:style style:name="SectionNumber" style:display-name="Section Number" style:family="text" style:parent-style-name="LegendaZnak"/>
    <style:style style:name="Odwołanieprzypisudolnego" style:display-name="Odwołanie przypisu dolnego" style:family="text" style:parent-style-name="LegendaZnak">
      <style:text-properties style:text-position="super 58.3%"/>
    </style:style>
    <style:style style:name="Hiperłącze" style:display-name="Hiperłącze" style:family="text" style:parent-style-name="LegendaZnak">
      <style:text-properties fo:color="#156082"/>
    </style:style>
    <style:style style:name="Nagłówekspisutreści" style:display-name="Nagłówek spisu treści" style:family="paragraph" style:parent-style-name="Nagłówek1" style:next-style-name="Tekstpodstawowy">
      <style:paragraph-properties fo:margin-top="0.1666in" fo:line-height="107%"/>
      <style:text-properties fo:hyphenate="false"/>
    </style:style>
    <style:style style:name="SourceCode" style:display-name="Source Code" style:family="paragraph" style:parent-style-name="Normalny">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weight="bold" style:font-weight-asian="bold" fo:color="#008000"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color="#008000"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bullet-char=" ">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Robert Szymański</meta:initial-creator>
    <dc:creator>Robert Szymański</dc:creator>
    <meta:creation-date>2026-02-26T12:15:00Z</meta:creation-date>
    <dc:date>2026-02-26T12:17:00Z</dc:date>
    <meta:template xlink:href="Normal" xlink:type="simple"/>
    <meta:editing-cycles>2</meta:editing-cycles>
    <meta:editing-duration>PT120S</meta:editing-duration>
    <meta:document-statistic meta:page-count="7" meta:paragraph-count="27" meta:word-count="1953" meta:character-count="13649" meta:row-count="97" meta:non-whitespace-character-count="11723"/>
  </office:meta>
</office:document-meta>
</file>

<file path=Object 1/content.xml><?xml version="1.0" encoding="utf-8"?>
<math xmlns="http://www.w3.org/1998/Math/MathML">
  <mi>F</mi>
  <mo>(</mo>
  <mi>χ</mi>
  <mo>)</mo>
</math>
</file>

<file path=Object 10/content.xml><?xml version="1.0" encoding="utf-8"?>
<math xmlns="http://www.w3.org/1998/Math/MathML">
  <mi>S</mi>
  <mo>=</mo>
  <mo>∫</mo>
  <msup>
    <mrow>
      <mi>d</mi>
    </mrow>
    <mrow>
      <mn>4</mn>
    </mrow>
  </msup>
  <mi>x</mi>
  <msqrt>
    <mo>-</mo>
    <mi>g</mi>
  </msqrt>
  <mrow>
    <mo>[</mo>
    <mrow>
      <mi>F</mi>
      <mo>(</mo>
      <mi>χ</mi>
      <mo>)</mo>
      <mi>R</mi>
      <mo>-</mo>
      <mfrac>
        <mrow>
          <mn>1</mn>
        </mrow>
        <mrow>
          <mn>2</mn>
        </mrow>
      </mfrac>
      <mo>(</mo>
      <mo>∂</mo>
      <mi>χ</mi>
      <msup>
        <mrow>
          <mo>)</mo>
        </mrow>
        <mrow>
          <mn>2</mn>
        </mrow>
      </msup>
      <mo>-</mo>
      <mi>V</mi>
      <mo>(</mo>
      <mi>χ</mi>
      <mo>)</mo>
    </mrow>
    <mo>]</mo>
  </mrow>
  <mo>,</mo>
</math>
</file>

<file path=Object 100/content.xml><?xml version="1.0" encoding="utf-8"?>
<math xmlns="http://www.w3.org/1998/Math/MathML">
  <mi>G</mi>
  <mo>(</mo>
  <mi>χ</mi>
  <mo>)</mo>
  <mo>≃</mo>
  <msub>
    <mrow>
      <mi>G</mi>
    </mrow>
    <mrow>
      <mn>0</mn>
    </mrow>
  </msub>
  <msup>
    <mrow>
      <mrow>
        <mo>[</mo>
        <mrow>
          <mn>1</mn>
          <mo>+</mo>
          <mover accent="true">
            <mrow>
              <mi>β</mi>
            </mrow>
            <mo>~</mo>
          </mover>
          <mi mathvariant="normal">e</mi>
          <mi mathvariant="normal">x</mi>
          <mi mathvariant="normal">p</mi>
          <mrow>
            <mo>(</mo>
            <mrow>
              <mo>-</mo>
              <mfrac>
                <mrow>
                  <mo>(</mo>
                  <mi>χ</mi>
                  <mo>-</mo>
                  <msub>
                    <mrow>
                      <mi>χ</mi>
                    </mrow>
                    <mrow>
                      <mn>0</mn>
                    </mrow>
                  </msub>
                  <msup>
                    <mrow>
                      <mo>)</mo>
                    </mrow>
                    <mrow>
                      <mn>2</mn>
                    </mrow>
                  </msup>
                </mrow>
                <mrow>
                  <msup>
                    <mrow>
                      <mover accent="true">
                        <mrow>
                          <mi mathvariant="normal">Δ</mi>
                        </mrow>
                        <mo>~</mo>
                      </mover>
                    </mrow>
                    <mrow>
                      <mn>2</mn>
                    </mrow>
                  </msup>
                </mrow>
              </mfrac>
            </mrow>
            <mo>)</mo>
          </mrow>
        </mrow>
        <mo>]</mo>
      </mrow>
    </mrow>
    <mrow>
      <mo>-</mo>
      <mn>1</mn>
    </mrow>
  </msup>
  <mo>,</mo>
</math>
</file>

<file path=Object 101/content.xml><?xml version="1.0" encoding="utf-8"?>
<math xmlns="http://www.w3.org/1998/Math/MathML">
  <mi>α</mi>
</math>
</file>

<file path=Object 11/content.xml><?xml version="1.0" encoding="utf-8"?>
<math xmlns="http://www.w3.org/1998/Math/MathML">
  <mi>F</mi>
  <mo>(</mo>
  <mi>χ</mi>
  <mo>)</mo>
  <mo>=</mo>
  <msubsup>
    <mrow>
      <mi>M</mi>
    </mrow>
    <mrow>
      <mi>P</mi>
      <mi>l</mi>
    </mrow>
    <mrow>
      <mn>2</mn>
    </mrow>
  </msubsup>
  <mrow>
    <mo>[</mo>
    <mrow>
      <mn>1</mn>
      <mo>+</mo>
      <mi>β</mi>
      <mi mathvariant="normal">e</mi>
      <mi mathvariant="normal">x</mi>
      <mi mathvariant="normal">p</mi>
      <mrow>
        <mo>(</mo>
        <mrow>
          <mo>-</mo>
          <mfrac>
            <mrow>
              <mo>(</mo>
              <mi>χ</mi>
              <mo>-</mo>
              <msub>
                <mrow>
                  <mi>χ</mi>
                </mrow>
                <mrow>
                  <mn>0</mn>
                </mrow>
              </msub>
              <msup>
                <mrow>
                  <mo>)</mo>
                </mrow>
                <mrow>
                  <mn>2</mn>
                </mrow>
              </msup>
            </mrow>
            <mrow>
              <msup>
                <mrow>
                  <mi mathvariant="normal">Δ</mi>
                </mrow>
                <mrow>
                  <mn>2</mn>
                </mrow>
              </msup>
            </mrow>
          </mfrac>
        </mrow>
        <mo>)</mo>
      </mrow>
    </mrow>
    <mo>]</mo>
  </mrow>
  <mo>,</mo>
  <mo> </mo>
  <mo> </mo>
  <mi>V</mi>
  <mo>(</mo>
  <mi>χ</mi>
  <mo>)</mo>
  <mo>=</mo>
  <msup>
    <mrow>
      <mi mathvariant="normal">Λ</mi>
    </mrow>
    <mrow>
      <mn>4</mn>
    </mrow>
  </msup>
  <msup>
    <mrow>
      <mrow>
        <mo>[</mo>
        <mrow>
          <mn>1</mn>
          <mo>-</mo>
          <mi mathvariant="normal">e</mi>
          <mi mathvariant="normal">x</mi>
          <mi mathvariant="normal">p</mi>
          <mrow>
            <mo>(</mo>
            <mrow>
              <mo>-</mo>
              <mfrac>
                <mrow>
                  <mi>χ</mi>
                </mrow>
                <mrow>
                  <mi>μ</mi>
                </mrow>
              </mfrac>
            </mrow>
            <mo>)</mo>
          </mrow>
        </mrow>
        <mo>]</mo>
      </mrow>
    </mrow>
    <mrow>
      <mn>2</mn>
    </mrow>
  </msup>
  <mo>.</mo>
</math>
</file>

<file path=Object 12/content.xml><?xml version="1.0" encoding="utf-8"?>
<math xmlns="http://www.w3.org/1998/Math/MathML">
  <mi>K</mi>
  <mo>(</mo>
  <mi>χ</mi>
  <mo>)</mo>
  <mo>=</mo>
  <mfrac>
    <mrow>
      <mn>1</mn>
    </mrow>
    <mrow>
      <mi>F</mi>
      <mo>(</mo>
      <mi>χ</mi>
      <mo>)</mo>
    </mrow>
  </mfrac>
  <mo>+</mo>
  <mfrac>
    <mrow>
      <mn>3</mn>
    </mrow>
    <mrow>
      <mn>2</mn>
    </mrow>
  </mfrac>
  <msup>
    <mrow>
      <mrow>
        <mo>(</mo>
        <mrow>
          <mfrac>
            <mrow>
              <msup>
                <mrow>
                  <mi>F</mi>
                </mrow>
                <mrow>
                  <mi mathvariant="normal">'</mi>
                </mrow>
              </msup>
              <mo>(</mo>
              <mi>χ</mi>
              <mo>)</mo>
            </mrow>
            <mrow>
              <mi>F</mi>
              <mo>(</mo>
              <mi>χ</mi>
              <mo>)</mo>
            </mrow>
          </mfrac>
        </mrow>
        <mo>)</mo>
      </mrow>
    </mrow>
    <mrow>
      <mn>2</mn>
    </mrow>
  </msup>
  <mo>.</mo>
</math>
</file>

<file path=Object 13/content.xml><?xml version="1.0" encoding="utf-8"?>
<math xmlns="http://www.w3.org/1998/Math/MathML">
  <mi>M</mi>
  <msup>
    <mrow>
      <mo>_</mo>
    </mrow>
    <mrow>
      <mn>2</mn>
    </mrow>
  </msup>
  <mo>(</mo>
  <mo>)</mo>
</math>
</file>

<file path=Object 14/content.xml><?xml version="1.0" encoding="utf-8"?>
<math xmlns="http://www.w3.org/1998/Math/MathML">
  <mfrac>
    <mrow>
      <msup>
        <mrow>
          <mi>U</mi>
        </mrow>
        <mrow>
          <mi mathvariant="normal">'</mi>
        </mrow>
      </msup>
    </mrow>
    <mrow>
      <mi>U</mi>
    </mrow>
  </mfrac>
  <mo>=</mo>
  <mfrac>
    <mrow>
      <msup>
        <mrow>
          <mi>V</mi>
        </mrow>
        <mrow>
          <mi mathvariant="normal">'</mi>
        </mrow>
      </msup>
    </mrow>
    <mrow>
      <mi>V</mi>
    </mrow>
  </mfrac>
  <mo>-</mo>
  <mn>2</mn>
  <mfrac>
    <mrow>
      <msup>
        <mrow>
          <mi>F</mi>
        </mrow>
        <mrow>
          <mi mathvariant="normal">'</mi>
        </mrow>
      </msup>
    </mrow>
    <mrow>
      <mi>F</mi>
    </mrow>
  </mfrac>
  <mo>,</mo>
</math>
</file>

<file path=Object 15/content.xml><?xml version="1.0" encoding="utf-8"?>
<math xmlns="http://www.w3.org/1998/Math/MathML">
  <mi>K</mi>
  <mo>(</mo>
  <mi>χ</mi>
  <mo>)</mo>
  <mo>≃</mo>
  <mfrac>
    <mrow>
      <mn>3</mn>
    </mrow>
    <mrow>
      <mn>2</mn>
    </mrow>
  </mfrac>
  <msup>
    <mrow>
      <mrow>
        <mo>(</mo>
        <mrow>
          <mfrac>
            <mrow>
              <msup>
                <mrow>
                  <mi>F</mi>
                </mrow>
                <mrow>
                  <mi mathvariant="normal">'</mi>
                </mrow>
              </msup>
            </mrow>
            <mrow>
              <mi>F</mi>
            </mrow>
          </mfrac>
        </mrow>
        <mo>)</mo>
      </mrow>
    </mrow>
    <mrow>
      <mn>2</mn>
    </mrow>
  </msup>
  <mo> </mo>
  <mo>⇒</mo>
  <mo> </mo>
  <mi>φ</mi>
  <mo>≃</mo>
  <msqrt>
    <mfrac>
      <mrow>
        <mn>3</mn>
      </mrow>
      <mrow>
        <mn>2</mn>
      </mrow>
    </mfrac>
  </msqrt>
  <mi mathvariant="normal">l</mi>
  <mi mathvariant="normal">n</mi>
  <mi>F</mi>
  <mo>,</mo>
</math>
</file>

<file path=Object 16/content.xml><?xml version="1.0" encoding="utf-8"?>
<math xmlns="http://www.w3.org/1998/Math/MathML">
  <mi>d</mi>
  <mi>φ</mi>
  <mo>=</mo>
  <msqrt>
    <mi>K</mi>
    <mo>(</mo>
    <mi>χ</mi>
    <mo>)</mo>
  </msqrt>
  <mo> </mo>
  <mi>d</mi>
  <mi>χ</mi>
</math>
</file>

<file path=Object 17/content.xml><?xml version="1.0" encoding="utf-8"?>
<math xmlns="http://www.w3.org/1998/Math/MathML">
  <mi>ϵ</mi>
  <mo>=</mo>
  <mfrac>
    <mrow>
      <mn>1</mn>
    </mrow>
    <mrow>
      <mn>2</mn>
    </mrow>
  </mfrac>
  <msup>
    <mrow>
      <mrow>
        <mo>(</mo>
        <mrow>
          <mfrac>
            <mrow>
              <msup>
                <mrow>
                  <mi>U</mi>
                </mrow>
                <mrow>
                  <mi mathvariant="normal">'</mi>
                </mrow>
              </msup>
            </mrow>
            <mrow>
              <mi>U</mi>
            </mrow>
          </mfrac>
        </mrow>
        <mo>)</mo>
      </mrow>
    </mrow>
    <mrow>
      <mn>2</mn>
    </mrow>
  </msup>
  <mo>,</mo>
  <mo> </mo>
  <mo> </mo>
  <mi>η</mi>
  <mo>=</mo>
  <mfrac>
    <mrow>
      <msup>
        <mrow>
          <mi>U</mi>
        </mrow>
        <mrow>
          <mo>″</mo>
        </mrow>
      </msup>
    </mrow>
    <mrow>
      <mi>U</mi>
    </mrow>
  </mfrac>
  <mo>,</mo>
</math>
</file>

<file path=Object 18/content.xml><?xml version="1.0" encoding="utf-8"?>
<math xmlns="http://www.w3.org/1998/Math/MathML">
  <msub>
    <mrow>
      <mi>n</mi>
    </mrow>
    <mrow>
      <mi>s</mi>
    </mrow>
  </msub>
  <mo>=</mo>
  <mn>1</mn>
  <mo>-</mo>
  <mn>6</mn>
  <mi>ϵ</mi>
  <mo>+</mo>
  <mn>2</mn>
  <mi>η</mi>
</math>
</file>

<file path=Object 19/content.xml><?xml version="1.0" encoding="utf-8"?>
<math xmlns="http://www.w3.org/1998/Math/MathML">
  <mi>r</mi>
  <mo>=</mo>
  <mn>16</mn>
  <mi>ϵ</mi>
</math>
</file>

<file path=Object 2/content.xml><?xml version="1.0" encoding="utf-8"?>
<math xmlns="http://www.w3.org/1998/Math/MathML">
  <mi>F</mi>
  <mo>(</mo>
  <mi>χ</mi>
  <mo>)</mo>
</math>
</file>

<file path=Object 20/content.xml><?xml version="1.0" encoding="utf-8"?>
<math xmlns="http://www.w3.org/1998/Math/MathML">
  <mo>(</mo>
  <mi>β</mi>
  <mo>,</mo>
  <mi mathvariant="normal">Δ</mi>
  <mo>,</mo>
  <msub>
    <mrow>
      <mi>χ</mi>
    </mrow>
    <mrow>
      <mn>0</mn>
    </mrow>
  </msub>
  <mo>)</mo>
  <mo>=</mo>
  <mo>(</mo>
  <mn>0.3</mn>
  <mo>,</mo>
  <mn>0.5</mn>
  <mo> </mo>
  <msub>
    <mrow>
      <mi>M</mi>
    </mrow>
    <mrow>
      <mi>P</mi>
      <mi>l</mi>
    </mrow>
  </msub>
  <mo>,</mo>
  <mn>5</mn>
  <mo> </mo>
  <msub>
    <mrow>
      <mi>M</mi>
    </mrow>
    <mrow>
      <mi>P</mi>
      <mi>l</mi>
    </mrow>
  </msub>
  <mo>)</mo>
</math>
</file>

<file path=Object 21/content.xml><?xml version="1.0" encoding="utf-8"?>
<math xmlns="http://www.w3.org/1998/Math/MathML">
  <mi>r</mi>
  <mo>=</mo>
  <msubsup>
    <mrow>
      <mn>6.2</mn>
    </mrow>
    <mrow>
      <mo>-</mo>
      <mn>1.7</mn>
    </mrow>
    <mrow>
      <mo>+</mo>
      <mn>2.0</mn>
    </mrow>
  </msubsup>
  <mo>×</mo>
  <msup>
    <mrow>
      <mn>10</mn>
    </mrow>
    <mrow>
      <mo>-</mo>
      <mn>3</mn>
    </mrow>
  </msup>
</math>
</file>

<file path=Object 22/content.xml><?xml version="1.0" encoding="utf-8"?>
<math xmlns="http://www.w3.org/1998/Math/MathML">
  <msub>
    <mrow>
      <mi>k</mi>
    </mrow>
    <mrow>
      <mo>⋆</mo>
    </mrow>
  </msub>
  <mo>=</mo>
  <mn>0.05</mn>
  <mo> </mo>
  <msup>
    <mrow>
      <mi>M</mi>
      <mi>p</mi>
      <mi>c</mi>
    </mrow>
    <mrow>
      <mo>-</mo>
      <mn>1</mn>
    </mrow>
  </msup>
</math>
</file>

<file path=Object 23/content.xml><?xml version="1.0" encoding="utf-8"?>
<math xmlns="http://www.w3.org/1998/Math/MathML">
  <mi>α</mi>
</math>
</file>

<file path=Object 24/content.xml><?xml version="1.0" encoding="utf-8"?>
<math xmlns="http://www.w3.org/1998/Math/MathML">
  <msub>
    <mrow>
      <mi>A</mi>
    </mrow>
    <mrow>
      <mi>s</mi>
    </mrow>
  </msub>
  <mo>=</mo>
  <mn>2.1</mn>
  <mo>×</mo>
  <msup>
    <mrow>
      <mn>10</mn>
    </mrow>
    <mrow>
      <mo>-</mo>
      <mn>9</mn>
    </mrow>
  </msup>
</math>
</file>

<file path=Object 25/content.xml><?xml version="1.0" encoding="utf-8"?>
<math xmlns="http://www.w3.org/1998/Math/MathML">
  <mi mathvariant="script">l</mi>
</math>
</file>

<file path=Object 26/content.xml><?xml version="1.0" encoding="utf-8"?>
<math xmlns="http://www.w3.org/1998/Math/MathML">
  <mi mathvariant="script">l</mi>
</math>
</file>

<file path=Object 27/content.xml><?xml version="1.0" encoding="utf-8"?>
<math xmlns="http://www.w3.org/1998/Math/MathML">
  <mo>±</mo>
  <mn>0.03</mn>
</math>
</file>

<file path=Object 28/content.xml><?xml version="1.0" encoding="utf-8"?>
<math xmlns="http://www.w3.org/1998/Math/MathML">
  <msub>
    <mrow>
      <mi>n</mi>
    </mrow>
    <mrow>
      <mi>s</mi>
    </mrow>
  </msub>
</math>
</file>

<file path=Object 29/content.xml><?xml version="1.0" encoding="utf-8"?>
<math xmlns="http://www.w3.org/1998/Math/MathML">
  <mo>±</mo>
  <mn>0.0041</mn>
</math>
</file>

<file path=Object 3/content.xml><?xml version="1.0" encoding="utf-8"?>
<math xmlns="http://www.w3.org/1998/Math/MathML">
  <msub>
    <mrow>
      <mo>∂</mo>
    </mrow>
    <mrow>
      <mi>χ</mi>
    </mrow>
  </msub>
  <mi mathvariant="normal">l</mi>
  <mi mathvariant="normal">n</mi>
  <mi>F</mi>
</math>
</file>

<file path=Object 30/content.xml><?xml version="1.0" encoding="utf-8"?>
<math xmlns="http://www.w3.org/1998/Math/MathML">
  <mi>r</mi>
</math>
</file>

<file path=Object 31/content.xml><?xml version="1.0" encoding="utf-8"?>
<math xmlns="http://www.w3.org/1998/Math/MathML">
  <mn>6.2</mn>
  <mo>×</mo>
  <msup>
    <mrow>
      <mn>10</mn>
    </mrow>
    <mrow>
      <mo>-</mo>
      <mn>3</mn>
    </mrow>
  </msup>
</math>
</file>

<file path=Object 32/content.xml><?xml version="1.0" encoding="utf-8"?>
<math xmlns="http://www.w3.org/1998/Math/MathML">
  <msubsup>
    <mrow>
      <mi>​</mi>
    </mrow>
    <mrow>
      <mo>-</mo>
      <mn>1.7</mn>
    </mrow>
    <mrow>
      <mo>+</mo>
      <mn>2.0</mn>
    </mrow>
  </msubsup>
  <mo>×</mo>
  <msup>
    <mrow>
      <mn>10</mn>
    </mrow>
    <mrow>
      <mo>-</mo>
      <mn>3</mn>
    </mrow>
  </msup>
</math>
</file>

<file path=Object 33/content.xml><?xml version="1.0" encoding="utf-8"?>
<math xmlns="http://www.w3.org/1998/Math/MathML">
  <mn>68</mn>
  <mi mathvariant="normal">%</mi>
</math>
</file>

<file path=Object 34/content.xml><?xml version="1.0" encoding="utf-8"?>
<math xmlns="http://www.w3.org/1998/Math/MathML">
  <mi>K</mi>
  <mo>(</mo>
  <mi>χ</mi>
  <mo>)</mo>
</math>
</file>

<file path=Object 35/content.xml><?xml version="1.0" encoding="utf-8"?>
<math xmlns="http://www.w3.org/1998/Math/MathML">
  <msub>
    <mrow>
      <mi>n</mi>
    </mrow>
    <mrow>
      <mi>s</mi>
    </mrow>
  </msub>
</math>
</file>

<file path=Object 36/content.xml><?xml version="1.0" encoding="utf-8"?>
<math xmlns="http://www.w3.org/1998/Math/MathML">
  <mi>r</mi>
</math>
</file>

<file path=Object 37/content.xml><?xml version="1.0" encoding="utf-8"?>
<math xmlns="http://www.w3.org/1998/Math/MathML">
  <mn>68</mn>
  <mi mathvariant="normal">%</mi>
</math>
</file>

<file path=Object 38/content.xml><?xml version="1.0" encoding="utf-8"?>
<math xmlns="http://www.w3.org/1998/Math/MathML">
  <mn>95</mn>
  <mi mathvariant="normal">%</mi>
</math>
</file>

<file path=Object 39/content.xml><?xml version="1.0" encoding="utf-8"?>
<math xmlns="http://www.w3.org/1998/Math/MathML">
  <mi>F</mi>
  <mo>(</mo>
  <mi>χ</mi>
  <mo>)</mo>
</math>
</file>

<file path=Object 4/content.xml><?xml version="1.0" encoding="utf-8"?>
<math xmlns="http://www.w3.org/1998/Math/MathML">
  <msub>
    <mrow>
      <mi>n</mi>
    </mrow>
    <mrow>
      <mi>s</mi>
    </mrow>
  </msub>
  <mo>=</mo>
  <mn>0.9647</mn>
  <mo>±</mo>
  <mn>0.0041</mn>
</math>
</file>

<file path=Object 40/content.xml><?xml version="1.0" encoding="utf-8"?>
<math xmlns="http://www.w3.org/1998/Math/MathML">
  <mi>U</mi>
  <mo>(</mo>
  <mi>χ</mi>
  <mo>)</mo>
</math>
</file>

<file path=Object 41/content.xml><?xml version="1.0" encoding="utf-8"?>
<math xmlns="http://www.w3.org/1998/Math/MathML">
  <mi>F</mi>
  <mo>(</mo>
  <mi>χ</mi>
  <mo>)</mo>
</math>
</file>

<file path=Object 42/content.xml><?xml version="1.0" encoding="utf-8"?>
<math xmlns="http://www.w3.org/1998/Math/MathML">
  <mi>V</mi>
  <mo>(</mo>
  <mi>χ</mi>
  <mo>)</mo>
</math>
</file>

<file path=Object 43/content.xml><?xml version="1.0" encoding="utf-8"?>
<math xmlns="http://www.w3.org/1998/Math/MathML">
  <msub>
    <mrow>
      <mi>n</mi>
    </mrow>
    <mrow>
      <mi>s</mi>
    </mrow>
  </msub>
  <mo>=</mo>
  <mn>0.9647</mn>
  <mo>±</mo>
  <mn>0.0041</mn>
</math>
</file>

<file path=Object 44/content.xml><?xml version="1.0" encoding="utf-8"?>
<math xmlns="http://www.w3.org/1998/Math/MathML">
  <mi>r</mi>
  <mo>=</mo>
  <mo>(</mo>
  <msubsup>
    <mrow>
      <mn>6.2</mn>
    </mrow>
    <mrow>
      <mo>-</mo>
      <mn>1.7</mn>
    </mrow>
    <mrow>
      <mo>+</mo>
      <mn>2.0</mn>
    </mrow>
  </msubsup>
  <mo>)</mo>
  <mo>×</mo>
  <msup>
    <mrow>
      <mn>10</mn>
    </mrow>
    <mrow>
      <mo>-</mo>
      <mn>3</mn>
    </mrow>
  </msup>
</math>
</file>

<file path=Object 45/content.xml><?xml version="1.0" encoding="utf-8"?>
<math xmlns="http://www.w3.org/1998/Math/MathML">
  <mi mathvariant="normal">Λ</mi>
</math>
</file>

<file path=Object 46/content.xml><?xml version="1.0" encoding="utf-8"?>
<math xmlns="http://www.w3.org/1998/Math/MathML">
  <mi>r</mi>
</math>
</file>

<file path=Object 47/content.xml><?xml version="1.0" encoding="utf-8"?>
<math xmlns="http://www.w3.org/1998/Math/MathML">
  <mi mathvariant="normal">Δ</mi>
  <msup>
    <mrow>
      <mi>χ</mi>
    </mrow>
    <mrow>
      <mn>2</mn>
    </mrow>
  </msup>
  <mo>≈</mo>
  <mo>-</mo>
  <mn>3.1</mn>
</math>
</file>

<file path=Object 48/content.xml><?xml version="1.0" encoding="utf-8"?>
<math xmlns="http://www.w3.org/1998/Math/MathML">
  <msub>
    <mrow>
      <mi>χ</mi>
    </mrow>
    <mrow>
      <mn>0</mn>
    </mrow>
  </msub>
</math>
</file>

<file path=Object 49/content.xml><?xml version="1.0" encoding="utf-8"?>
<math xmlns="http://www.w3.org/1998/Math/MathML">
  <msub>
    <mrow>
      <mi>n</mi>
    </mrow>
    <mrow>
      <mi>s</mi>
    </mrow>
  </msub>
</math>
</file>

<file path=Object 5/content.xml><?xml version="1.0" encoding="utf-8"?>
<math xmlns="http://www.w3.org/1998/Math/MathML">
  <mi>r</mi>
  <mo>=</mo>
  <mo>(</mo>
  <msubsup>
    <mrow>
      <mn>6.2</mn>
    </mrow>
    <mrow>
      <mo>-</mo>
      <mn>1.7</mn>
    </mrow>
    <mrow>
      <mo>+</mo>
      <mn>2.0</mn>
    </mrow>
  </msubsup>
  <mo>)</mo>
  <mo>×</mo>
  <msup>
    <mrow>
      <mn>10</mn>
    </mrow>
    <mrow>
      <mo>-</mo>
      <mn>3</mn>
    </mrow>
  </msup>
</math>
</file>

<file path=Object 50/content.xml><?xml version="1.0" encoding="utf-8"?>
<math xmlns="http://www.w3.org/1998/Math/MathML">
  <mi>β</mi>
</math>
</file>

<file path=Object 51/content.xml><?xml version="1.0" encoding="utf-8"?>
<math xmlns="http://www.w3.org/1998/Math/MathML">
  <mi mathvariant="normal">Δ</mi>
</math>
</file>

<file path=Object 52/content.xml><?xml version="1.0" encoding="utf-8"?>
<math xmlns="http://www.w3.org/1998/Math/MathML">
  <mi>r</mi>
</math>
</file>

<file path=Object 53/content.xml><?xml version="1.0" encoding="utf-8"?>
<math xmlns="http://www.w3.org/1998/Math/MathML">
  <mi>σ</mi>
  <mo>(</mo>
  <mi>r</mi>
  <mo>)</mo>
  <mo>≲</mo>
  <mn>0.001</mn>
</math>
</file>

<file path=Object 54/content.xml><?xml version="1.0" encoding="utf-8"?>
<math xmlns="http://www.w3.org/1998/Math/MathML">
  <msub>
    <mrow>
      <mi>α</mi>
    </mrow>
    <mrow>
      <mi>s</mi>
    </mrow>
  </msub>
  <mo>≈</mo>
  <mo>-</mo>
  <mn>7</mn>
  <mo>×</mo>
  <msup>
    <mrow>
      <mn>10</mn>
    </mrow>
    <mrow>
      <mo>-</mo>
      <mn>4</mn>
    </mrow>
  </msup>
</math>
</file>

<file path=Object 55/content.xml><?xml version="1.0" encoding="utf-8"?>
<math xmlns="http://www.w3.org/1998/Math/MathML">
  <mi>S</mi>
  <mo>=</mo>
  <mo>∫</mo>
  <msup>
    <mrow>
      <mi>d</mi>
    </mrow>
    <mrow>
      <mn>4</mn>
    </mrow>
  </msup>
  <mi>x</mi>
  <msqrt>
    <mo>-</mo>
    <mi>g</mi>
  </msqrt>
  <mrow>
    <mo>[</mo>
    <mrow>
      <mfrac>
        <mrow>
          <mn>1</mn>
        </mrow>
        <mrow>
          <mn>2</mn>
        </mrow>
      </mfrac>
      <mi>R</mi>
      <mo>-</mo>
      <mfrac>
        <mrow>
          <mn>1</mn>
        </mrow>
        <mrow>
          <mn>2</mn>
        </mrow>
      </mfrac>
      <mi>K</mi>
      <mo>(</mo>
      <mi>χ</mi>
      <mo>)</mo>
      <mo>(</mo>
      <mo>∂</mo>
      <mi>χ</mi>
      <msup>
        <mrow>
          <mo>)</mo>
        </mrow>
        <mrow>
          <mn>2</mn>
        </mrow>
      </msup>
      <mo>-</mo>
      <mi>U</mi>
      <mo>(</mo>
      <mi>χ</mi>
      <mo>)</mo>
    </mrow>
    <mo>]</mo>
  </mrow>
  <mo>,</mo>
</math>
</file>

<file path=Object 56/content.xml><?xml version="1.0" encoding="utf-8"?>
<math xmlns="http://www.w3.org/1998/Math/MathML">
  <mi>d</mi>
  <mi>φ</mi>
  <mo>=</mo>
  <msqrt>
    <mi>K</mi>
    <mo>(</mo>
    <mi>χ</mi>
    <mo>)</mo>
  </msqrt>
  <mo> </mo>
  <mi>d</mi>
  <mi>χ</mi>
</math>
</file>

<file path=Object 57/content.xml><?xml version="1.0" encoding="utf-8"?>
<math xmlns="http://www.w3.org/1998/Math/MathML">
  <mi mathvariant="script">R</mi>
</math>
</file>

<file path=Object 58/content.xml><?xml version="1.0" encoding="utf-8"?>
<math xmlns="http://www.w3.org/1998/Math/MathML">
  <msup>
    <mrow>
      <mi>S</mi>
    </mrow>
    <mrow>
      <mo>(</mo>
      <mn>2</mn>
      <mo>)</mo>
    </mrow>
  </msup>
  <mo>=</mo>
  <mo>∫</mo>
  <mi>d</mi>
  <mi>t</mi>
  <mo> </mo>
  <msup>
    <mrow>
      <mi>d</mi>
    </mrow>
    <mrow>
      <mn>3</mn>
    </mrow>
  </msup>
  <mi>x</mi>
  <mo> </mo>
  <msup>
    <mrow>
      <mi>a</mi>
    </mrow>
    <mrow>
      <mn>3</mn>
    </mrow>
  </msup>
  <mrow>
    <mo>[</mo>
    <mrow>
      <msub>
        <mrow>
          <mi mathvariant="script">G</mi>
        </mrow>
        <mrow>
          <mi>s</mi>
        </mrow>
      </msub>
      <msup>
        <mrow>
          <mover accent="true">
            <mrow>
              <mi mathvariant="script">R</mi>
            </mrow>
            <mo>˙</mo>
          </mover>
        </mrow>
        <mrow>
          <mn>2</mn>
        </mrow>
      </msup>
      <mo>-</mo>
      <mfrac>
        <mrow>
          <msub>
            <mrow>
              <mi mathvariant="script">F</mi>
            </mrow>
            <mrow>
              <mi>s</mi>
            </mrow>
          </msub>
        </mrow>
        <mrow>
          <msup>
            <mrow>
              <mi>a</mi>
            </mrow>
            <mrow>
              <mn>2</mn>
            </mrow>
          </msup>
        </mrow>
      </mfrac>
      <mo>(</mo>
      <mo>∇</mo>
      <mi mathvariant="script">R</mi>
      <msup>
        <mrow>
          <mo>)</mo>
        </mrow>
        <mrow>
          <mn>2</mn>
        </mrow>
      </msup>
    </mrow>
    <mo>]</mo>
  </mrow>
  <mo>,</mo>
</math>
</file>

<file path=Object 59/content.xml><?xml version="1.0" encoding="utf-8"?>
<math xmlns="http://www.w3.org/1998/Math/MathML">
  <msub>
    <mrow>
      <mi mathvariant="script">G</mi>
    </mrow>
    <mrow>
      <mi>s</mi>
    </mrow>
  </msub>
  <mo>=</mo>
  <mfrac>
    <mrow>
      <msup>
        <mrow>
          <mover accent="true">
            <mrow>
              <mi>φ</mi>
            </mrow>
            <mo>˙</mo>
          </mover>
        </mrow>
        <mrow>
          <mn>2</mn>
        </mrow>
      </msup>
    </mrow>
    <mrow>
      <msup>
        <mrow>
          <mi>H</mi>
        </mrow>
        <mrow>
          <mn>2</mn>
        </mrow>
      </msup>
    </mrow>
  </mfrac>
  <mrow>
    <mo>(</mo>
    <mrow>
      <mn>1</mn>
      <mo>+</mo>
      <msub>
        <mrow>
          <mi mathvariant="normal">Δ</mi>
        </mrow>
        <mrow>
          <mi>G</mi>
        </mrow>
      </msub>
    </mrow>
    <mo>)</mo>
  </mrow>
  <mo>,</mo>
  <mo> </mo>
  <mo> </mo>
  <msub>
    <mrow>
      <mi mathvariant="script">F</mi>
    </mrow>
    <mrow>
      <mi>s</mi>
    </mrow>
  </msub>
  <mo>=</mo>
  <mfrac>
    <mrow>
      <msup>
        <mrow>
          <mover accent="true">
            <mrow>
              <mi>φ</mi>
            </mrow>
            <mo>˙</mo>
          </mover>
        </mrow>
        <mrow>
          <mn>2</mn>
        </mrow>
      </msup>
    </mrow>
    <mrow>
      <msup>
        <mrow>
          <mi>H</mi>
        </mrow>
        <mrow>
          <mn>2</mn>
        </mrow>
      </msup>
    </mrow>
  </mfrac>
  <mrow>
    <mo>(</mo>
    <mrow>
      <mn>1</mn>
      <mo>+</mo>
      <msub>
        <mrow>
          <mi mathvariant="normal">Δ</mi>
        </mrow>
        <mrow>
          <mi>F</mi>
        </mrow>
      </msub>
    </mrow>
    <mo>)</mo>
  </mrow>
  <mo>,</mo>
</math>
</file>

<file path=Object 6/content.xml><?xml version="1.0" encoding="utf-8"?>
<math xmlns="http://www.w3.org/1998/Math/MathML">
  <mo>(</mo>
  <msub>
    <mrow>
      <mi>n</mi>
    </mrow>
    <mrow>
      <mi>s</mi>
    </mrow>
  </msub>
  <mo>,</mo>
  <mi>r</mi>
  <mo>)</mo>
</math>
</file>

<file path=Object 60/content.xml><?xml version="1.0" encoding="utf-8"?>
<math xmlns="http://www.w3.org/1998/Math/MathML">
  <msub>
    <mrow>
      <mi mathvariant="normal">Δ</mi>
    </mrow>
    <mrow>
      <mi>G</mi>
      <mo>,</mo>
      <mi>F</mi>
    </mrow>
  </msub>
</math>
</file>

<file path=Object 61/content.xml><?xml version="1.0" encoding="utf-8"?>
<math xmlns="http://www.w3.org/1998/Math/MathML">
  <mi>F</mi>
</math>
</file>

<file path=Object 62/content.xml><?xml version="1.0" encoding="utf-8"?>
<math xmlns="http://www.w3.org/1998/Math/MathML">
  <mi>K</mi>
</math>
</file>

<file path=Object 63/content.xml><?xml version="1.0" encoding="utf-8"?>
<math xmlns="http://www.w3.org/1998/Math/MathML">
  <msub>
    <mrow>
      <mi mathvariant="script">G</mi>
    </mrow>
    <mrow>
      <mi>s</mi>
    </mrow>
  </msub>
  <mo>&gt;</mo>
  <mn>0</mn>
  <mo>,</mo>
  <mo> </mo>
  <mo> </mo>
  <msubsup>
    <mrow>
      <mi>c</mi>
    </mrow>
    <mrow>
      <mi>s</mi>
    </mrow>
    <mrow>
      <mn>2</mn>
    </mrow>
  </msubsup>
  <mo>≡</mo>
  <mfrac>
    <mrow>
      <msub>
        <mrow>
          <mi mathvariant="script">F</mi>
        </mrow>
        <mrow>
          <mi>s</mi>
        </mrow>
      </msub>
    </mrow>
    <mrow>
      <msub>
        <mrow>
          <mi mathvariant="script">G</mi>
        </mrow>
        <mrow>
          <mi>s</mi>
        </mrow>
      </msub>
    </mrow>
  </mfrac>
  <mo>&gt;</mo>
  <mn>0</mn>
  <mo>,</mo>
</math>
</file>

<file path=Object 64/content.xml><?xml version="1.0" encoding="utf-8"?>
<math xmlns="http://www.w3.org/1998/Math/MathML">
  <mo>(</mo>
  <mi>β</mi>
  <mo>,</mo>
  <mi mathvariant="normal">Δ</mi>
  <mo>,</mo>
  <msub>
    <mrow>
      <mi>χ</mi>
    </mrow>
    <mrow>
      <mn>0</mn>
    </mrow>
  </msub>
  <mo>)</mo>
  <mo>=</mo>
  <mo>(</mo>
  <mn>0.3</mn>
  <mo>,</mo>
  <mn>0.5</mn>
  <msub>
    <mrow>
      <mi>M</mi>
    </mrow>
    <mrow>
      <mi>P</mi>
      <mi>l</mi>
    </mrow>
  </msub>
  <mo>,</mo>
  <mn>5</mn>
  <msub>
    <mrow>
      <mi>M</mi>
    </mrow>
    <mrow>
      <mi>P</mi>
      <mi>l</mi>
    </mrow>
  </msub>
  <mo>)</mo>
</math>
</file>

<file path=Object 65/content.xml><?xml version="1.0" encoding="utf-8"?>
<math xmlns="http://www.w3.org/1998/Math/MathML">
  <msub>
    <mrow>
      <mi mathvariant="script">G</mi>
    </mrow>
    <mrow>
      <mi>s</mi>
    </mrow>
  </msub>
  <mo>&gt;</mo>
  <mn>0</mn>
</math>
</file>

<file path=Object 66/content.xml><?xml version="1.0" encoding="utf-8"?>
<math xmlns="http://www.w3.org/1998/Math/MathML">
  <msubsup>
    <mrow>
      <mi>c</mi>
    </mrow>
    <mrow>
      <mi>s</mi>
    </mrow>
    <mrow>
      <mn>2</mn>
    </mrow>
  </msubsup>
  <mo>≳</mo>
  <mn>0.1</mn>
</math>
</file>

<file path=Object 67/content.xml><?xml version="1.0" encoding="utf-8"?>
<math xmlns="http://www.w3.org/1998/Math/MathML">
  <mi>F</mi>
  <mo>(</mo>
  <mi>χ</mi>
  <mo>)</mo>
  <mo>&gt;</mo>
  <mn>0</mn>
</math>
</file>

<file path=Object 68/content.xml><?xml version="1.0" encoding="utf-8"?>
<math xmlns="http://www.w3.org/1998/Math/MathML">
  <msub>
    <mrow>
      <mi mathvariant="normal">Λ</mi>
    </mrow>
    <mrow>
      <mi>c</mi>
      <mi>u</mi>
      <mi>t</mi>
      <mi>o</mi>
      <mi>f</mi>
      <mi>f</mi>
    </mrow>
  </msub>
  <mo>≳</mo>
  <mn>10</mn>
  <msub>
    <mrow>
      <mi>H</mi>
    </mrow>
    <mrow>
      <mi>i</mi>
      <mi>n</mi>
      <mi>f</mi>
    </mrow>
  </msub>
</math>
</file>

<file path=Object 69/content.xml><?xml version="1.0" encoding="utf-8"?>
<math xmlns="http://www.w3.org/1998/Math/MathML">
  <mi>χ</mi>
  <mo>=</mo>
  <msub>
    <mrow>
      <mi>χ</mi>
    </mrow>
    <mrow>
      <mn>0</mn>
    </mrow>
  </msub>
  <mo>-</mo>
  <mn>2</mn>
  <mi mathvariant="normal">Δ</mi>
</math>
</file>

<file path=Object 7/content.xml><?xml version="1.0" encoding="utf-8"?>
<math xmlns="http://www.w3.org/1998/Math/MathML">
  <msub>
    <mrow>
      <mi>n</mi>
    </mrow>
    <mrow>
      <mi>s</mi>
    </mrow>
  </msub>
  <mo>≃</mo>
  <mn>0.965</mn>
</math>
</file>

<file path=Object 70/content.xml><?xml version="1.0" encoding="utf-8"?>
<math xmlns="http://www.w3.org/1998/Math/MathML">
  <mover accent="true">
    <mrow>
      <mi>χ</mi>
    </mrow>
    <mo>˙</mo>
  </mover>
  <mo>∈</mo>
  <mo>[</mo>
  <mo>-</mo>
  <mn>5</mn>
  <mo>,</mo>
  <mn>5</mn>
  <mo>]</mo>
  <mo>×</mo>
  <msup>
    <mrow>
      <mn>10</mn>
    </mrow>
    <mrow>
      <mo>-</mo>
      <mn>6</mn>
    </mrow>
  </msup>
  <msubsup>
    <mrow>
      <mi>M</mi>
    </mrow>
    <mrow>
      <mi>P</mi>
      <mi>l</mi>
    </mrow>
    <mrow>
      <mn>2</mn>
    </mrow>
  </msubsup>
</math>
</file>

<file path=Object 71/content.xml><?xml version="1.0" encoding="utf-8"?>
<math xmlns="http://www.w3.org/1998/Math/MathML">
  <mi>δ</mi>
  <mi>N</mi>
  <mo>≡</mo>
  <mfrac>
    <mrow>
      <mo>|</mo>
      <mi>N</mi>
      <mo>(</mo>
      <msub>
        <mrow>
          <mi>χ</mi>
        </mrow>
        <mrow>
          <mn>0</mn>
        </mrow>
      </msub>
      <mo>,</mo>
      <msub>
        <mrow>
          <mover accent="true">
            <mrow>
              <mi>χ</mi>
            </mrow>
            <mo>˙</mo>
          </mover>
        </mrow>
        <mrow>
          <mn>0</mn>
        </mrow>
      </msub>
      <mo>)</mo>
      <mo>-</mo>
      <msub>
        <mrow>
          <mi>N</mi>
        </mrow>
        <mrow>
          <mtext>ref</mtext>
        </mrow>
      </msub>
      <mo>|</mo>
    </mrow>
    <mrow>
      <msub>
        <mrow>
          <mi>N</mi>
        </mrow>
        <mrow>
          <mtext>ref</mtext>
        </mrow>
      </msub>
    </mrow>
  </mfrac>
  <mo>,</mo>
  <mo> </mo>
  <msub>
    <mrow>
      <mi>N</mi>
    </mrow>
    <mrow>
      <mtext>ref</mtext>
    </mrow>
  </msub>
  <mo>=</mo>
  <mn>62</mn>
  <mo>,</mo>
</math>
</file>

<file path=Object 72/content.xml><?xml version="1.0" encoding="utf-8"?>
<math xmlns="http://www.w3.org/1998/Math/MathML">
  <msup>
    <mrow>
      <mn>10</mn>
    </mrow>
    <mrow>
      <mo>-</mo>
      <mn>2</mn>
    </mrow>
  </msup>
</math>
</file>

<file path=Object 73/content.xml><?xml version="1.0" encoding="utf-8"?>
<math xmlns="http://www.w3.org/1998/Math/MathML">
  <mi>N</mi>
  <mo>≤</mo>
  <mn>8</mn>
</math>
</file>

<file path=Object 74/content.xml><?xml version="1.0" encoding="utf-8"?>
<math xmlns="http://www.w3.org/1998/Math/MathML">
  <mn>97</mn>
  <mi mathvariant="normal">%</mi>
</math>
</file>

<file path=Object 75/content.xml><?xml version="1.0" encoding="utf-8"?>
<math xmlns="http://www.w3.org/1998/Math/MathML">
  <mover accent="true">
    <mrow>
      <mi>χ</mi>
    </mrow>
    <mo>˙</mo>
  </mover>
</math>
</file>

<file path=Object 76/content.xml><?xml version="1.0" encoding="utf-8"?>
<math xmlns="http://www.w3.org/1998/Math/MathML">
  <mn>3</mn>
  <mi mathvariant="normal">%</mi>
</math>
</file>

<file path=Object 77/content.xml><?xml version="1.0" encoding="utf-8"?>
<math xmlns="http://www.w3.org/1998/Math/MathML">
  <mover accent="true">
    <mrow>
      <mi>χ</mi>
    </mrow>
    <mo>˙</mo>
  </mover>
</math>
</file>

<file path=Object 78/content.xml><?xml version="1.0" encoding="utf-8"?>
<math xmlns="http://www.w3.org/1998/Math/MathML">
  <mi>V</mi>
  <mo>(</mo>
  <mi>χ</mi>
  <mo>)</mo>
</math>
</file>

<file path=Object 79/content.xml><?xml version="1.0" encoding="utf-8"?>
<math xmlns="http://www.w3.org/1998/Math/MathML">
  <mi mathvariant="script">O</mi>
  <mo>(</mo>
  <mi mathvariant="normal">Δ</mi>
  <mo>)</mo>
</math>
</file>

<file path=Object 8/content.xml><?xml version="1.0" encoding="utf-8"?>
<math xmlns="http://www.w3.org/1998/Math/MathML">
  <mi>r</mi>
  <mo>≲</mo>
  <msup>
    <mrow>
      <mn>10</mn>
    </mrow>
    <mrow>
      <mo>-</mo>
      <mn>2</mn>
    </mrow>
  </msup>
</math>
</file>

<file path=Object 80/content.xml><?xml version="1.0" encoding="utf-8"?>
<math xmlns="http://www.w3.org/1998/Math/MathML">
  <msub>
    <mrow>
      <mi>χ</mi>
    </mrow>
    <mrow>
      <mn>0</mn>
    </mrow>
  </msub>
</math>
</file>

<file path=Object 81/content.xml><?xml version="1.0" encoding="utf-8"?>
<math xmlns="http://www.w3.org/1998/Math/MathML">
  <mo>&gt;</mo>
  <mn>50</mn>
</math>
</file>

<file path=Object 82/content.xml><?xml version="1.0" encoding="utf-8"?>
<math xmlns="http://www.w3.org/1998/Math/MathML">
  <mi mathvariant="script">P</mi>
</math>
</file>

<file path=Object 83/content.xml><?xml version="1.0" encoding="utf-8"?>
<math xmlns="http://www.w3.org/1998/Math/MathML">
  <mi>β</mi>
  <mo>∈</mo>
  <mo>[</mo>
  <mn>0.05</mn>
  <mo>,</mo>
  <mn>0.5</mn>
  <mo>]</mo>
</math>
</file>

<file path=Object 84/content.xml><?xml version="1.0" encoding="utf-8"?>
<math xmlns="http://www.w3.org/1998/Math/MathML">
  <mi mathvariant="normal">Δ</mi>
  <mo>∈</mo>
  <mo>[</mo>
  <mn>0.2</mn>
  <mo>,</mo>
  <mn>1.2</mn>
  <mo>]</mo>
</math>
</file>

<file path=Object 85/content.xml><?xml version="1.0" encoding="utf-8"?>
<math xmlns="http://www.w3.org/1998/Math/MathML">
  <msub>
    <mrow>
      <mi>χ</mi>
    </mrow>
    <mrow>
      <mn>0</mn>
    </mrow>
  </msub>
  <mo>∈</mo>
  <mo>[</mo>
  <mn>3</mn>
  <mo>,</mo>
  <mn>7</mn>
  <mo>]</mo>
  <msub>
    <mrow>
      <mi>M</mi>
    </mrow>
    <mrow>
      <mi>P</mi>
      <mi>l</mi>
    </mrow>
  </msub>
</math>
</file>

<file path=Object 86/content.xml><?xml version="1.0" encoding="utf-8"?>
<math xmlns="http://www.w3.org/1998/Math/MathML">
  <msub>
    <mrow>
      <mi mathvariant="normal">Δ</mi>
    </mrow>
    <mrow>
      <mtext>plateau</mtext>
    </mrow>
  </msub>
  <mo>=</mo>
  <mfrac>
    <mrow>
      <mrow>
        <msub>
          <mo stretchy="false">∫</mo>
          <mrow>
            <mi mathvariant="script">P</mi>
          </mrow>
        </msub>
        <mrow>
          <mi>d</mi>
        </mrow>
      </mrow>
      <mi>β</mi>
      <mo> </mo>
      <mi>d</mi>
      <mi mathvariant="normal">Δ</mi>
      <mo> </mo>
      <mi>d</mi>
      <msub>
        <mrow>
          <mi>χ</mi>
        </mrow>
        <mrow>
          <mn>0</mn>
        </mrow>
      </msub>
      <mo> </mo>
      <mi mathvariant="normal">Θ</mi>
      <mo>(</mo>
      <mi>N</mi>
      <mo>(</mo>
      <mi>β</mi>
      <mo>,</mo>
      <mi mathvariant="normal">Δ</mi>
      <mo>,</mo>
      <msub>
        <mrow>
          <mi>χ</mi>
        </mrow>
        <mrow>
          <mn>0</mn>
        </mrow>
      </msub>
      <mo>)</mo>
      <mo>-</mo>
      <mn>50</mn>
      <mo>)</mo>
    </mrow>
    <mrow>
      <mrow>
        <msub>
          <mo stretchy="false">∫</mo>
          <mrow>
            <mi mathvariant="script">P</mi>
          </mrow>
        </msub>
        <mrow>
          <mi>d</mi>
        </mrow>
      </mrow>
      <mi>β</mi>
      <mo> </mo>
      <mi>d</mi>
      <mi mathvariant="normal">Δ</mi>
      <mo> </mo>
      <mi>d</mi>
      <msub>
        <mrow>
          <mi>χ</mi>
        </mrow>
        <mrow>
          <mn>0</mn>
        </mrow>
      </msub>
    </mrow>
  </mfrac>
  <mo>=</mo>
  <mn>0.27</mn>
  <mo>±</mo>
  <mn>0.02</mn>
  <mo>,</mo>
</math>
</file>

<file path=Object 87/content.xml><?xml version="1.0" encoding="utf-8"?>
<math xmlns="http://www.w3.org/1998/Math/MathML">
  <msub>
    <mrow>
      <mi>n</mi>
    </mrow>
    <mrow>
      <mi>s</mi>
    </mrow>
  </msub>
</math>
</file>

<file path=Object 88/content.xml><?xml version="1.0" encoding="utf-8"?>
<math xmlns="http://www.w3.org/1998/Math/MathML">
  <mi>r</mi>
</math>
</file>

<file path=Object 89/content.xml><?xml version="1.0" encoding="utf-8"?>
<math xmlns="http://www.w3.org/1998/Math/MathML">
  <mi>β</mi>
  <mo>≲</mo>
  <mn>0.05</mn>
</math>
</file>

<file path=Object 9/content.xml><?xml version="1.0" encoding="utf-8"?>
<math xmlns="http://www.w3.org/1998/Math/MathML">
  <mi>α</mi>
</math>
</file>

<file path=Object 90/content.xml><?xml version="1.0" encoding="utf-8"?>
<math xmlns="http://www.w3.org/1998/Math/MathML">
  <mi mathvariant="normal">Δ</mi>
  <mo>≳</mo>
  <mn>1.2</mn>
</math>
</file>

<file path=Object 91/content.xml><?xml version="1.0" encoding="utf-8"?>
<math xmlns="http://www.w3.org/1998/Math/MathML">
  <msubsup>
    <mrow>
      <mi mathvariant="normal">Λ</mi>
    </mrow>
    <mrow>
      <mtext>sc</mtext>
    </mrow>
    <mrow>
      <mn>2</mn>
    </mrow>
  </msubsup>
  <mo>≃</mo>
  <mfrac>
    <mrow>
      <mn>16</mn>
      <msup>
        <mrow>
          <mi>π</mi>
        </mrow>
        <mrow>
          <mn>2</mn>
        </mrow>
      </msup>
      <mi>F</mi>
      <mo>(</mo>
      <mi>χ</mi>
      <msup>
        <mrow>
          <mo>)</mo>
        </mrow>
        <mrow>
          <mn>2</mn>
        </mrow>
      </msup>
    </mrow>
    <mrow>
      <msup>
        <mrow>
          <mrow>
            <mo>(</mo>
            <mrow>
              <msup>
                <mrow>
                  <mi>F</mi>
                </mrow>
                <mrow>
                  <mi mathvariant="normal">'</mi>
                </mrow>
              </msup>
              <mo>(</mo>
              <mi>χ</mi>
              <mo>)</mo>
            </mrow>
            <mo>)</mo>
          </mrow>
        </mrow>
        <mrow>
          <mn>2</mn>
        </mrow>
      </msup>
      <mo>+</mo>
      <mi>F</mi>
      <mo>(</mo>
      <mi>χ</mi>
      <mo>)</mo>
      <msup>
        <mrow>
          <mi>F</mi>
        </mrow>
        <mrow>
          <mo>″</mo>
        </mrow>
      </msup>
      <mo>(</mo>
      <mi>χ</mi>
      <mo>)</mo>
    </mrow>
  </mfrac>
  <mo>,</mo>
</math>
</file>

<file path=Object 92/content.xml><?xml version="1.0" encoding="utf-8"?>
<math xmlns="http://www.w3.org/1998/Math/MathML">
  <mi>F</mi>
</math>
</file>

<file path=Object 93/content.xml><?xml version="1.0" encoding="utf-8"?>
<math xmlns="http://www.w3.org/1998/Math/MathML">
  <msup>
    <mrow>
      <mi>F</mi>
    </mrow>
    <mrow>
      <mi mathvariant="normal">'</mi>
    </mrow>
  </msup>
  <mo>→</mo>
  <mn>0</mn>
</math>
</file>

<file path=Object 94/content.xml><?xml version="1.0" encoding="utf-8"?>
<math xmlns="http://www.w3.org/1998/Math/MathML">
  <mi>F</mi>
  <mo>(</mo>
  <mi>χ</mi>
  <mo>)</mo>
</math>
</file>

<file path=Object 95/content.xml><?xml version="1.0" encoding="utf-8"?>
<math xmlns="http://www.w3.org/1998/Math/MathML">
  <mi>G</mi>
  <mo>(</mo>
  <mi>k</mi>
  <mo>)</mo>
  <mo>=</mo>
  <mfrac>
    <mrow>
      <msub>
        <mrow>
          <mi>G</mi>
        </mrow>
        <mrow>
          <mn>0</mn>
        </mrow>
      </msub>
    </mrow>
    <mrow>
      <mn>1</mn>
      <mo>+</mo>
      <mi>ω</mi>
      <msup>
        <mrow>
          <mi>k</mi>
        </mrow>
        <mrow>
          <mn>2</mn>
        </mrow>
      </msup>
    </mrow>
  </mfrac>
  <mo>,</mo>
</math>
</file>

<file path=Object 96/content.xml><?xml version="1.0" encoding="utf-8"?>
<math xmlns="http://www.w3.org/1998/Math/MathML">
  <mi>ω</mi>
  <mo>&gt;</mo>
  <mn>0</mn>
</math>
</file>

<file path=Object 97/content.xml><?xml version="1.0" encoding="utf-8"?>
<math xmlns="http://www.w3.org/1998/Math/MathML">
  <mi>ζ</mi>
  <mo>∼</mo>
  <mi mathvariant="script">O</mi>
  <mo>(</mo>
  <mn>1</mn>
  <mo>)</mo>
</math>
</file>

<file path=Object 98/content.xml><?xml version="1.0" encoding="utf-8"?>
<math xmlns="http://www.w3.org/1998/Math/MathML">
  <mi>G</mi>
  <mo>(</mo>
  <mi>χ</mi>
  <mo>)</mo>
  <mo>=</mo>
  <mfrac>
    <mrow>
      <msub>
        <mrow>
          <mi>G</mi>
        </mrow>
        <mrow>
          <mn>0</mn>
        </mrow>
      </msub>
    </mrow>
    <mrow>
      <mn>1</mn>
      <mo>+</mo>
      <mi>ω</mi>
      <msup>
        <mrow>
          <mi>ζ</mi>
        </mrow>
        <mrow>
          <mn>2</mn>
        </mrow>
      </msup>
      <mi>H</mi>
      <mo>(</mo>
      <mi>χ</mi>
      <msup>
        <mrow>
          <mo>)</mo>
        </mrow>
        <mrow>
          <mn>2</mn>
        </mrow>
      </msup>
    </mrow>
  </mfrac>
  <mo>.</mo>
</math>
</file>

<file path=Object 99/content.xml><?xml version="1.0" encoding="utf-8"?>
<math xmlns="http://www.w3.org/1998/Math/MathML">
  <msub>
    <mrow>
      <mi>χ</mi>
    </mrow>
    <mrow>
      <mn>0</mn>
    </mrow>
  </msub>
</math>
</file>